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uardian Egyptian Web" svg:font-family="'Guardian Egyptian Web', 'Guardian Text Egyptian Web', Georgia, serif"/>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389in" fo:margin-left="0.5833in" table:align="left" style:may-break-between-rows="false"/>
    </style:style>
    <style:style style:name="Table1.A" style:family="table-column">
      <style:table-column-properties style:column-width="0.691in"/>
    </style:style>
    <style:style style:name="Table1.B" style:family="table-column">
      <style:table-column-properties style:column-width="0.9979in"/>
    </style:style>
    <style:style style:name="Table1.C" style:family="table-column">
      <style:table-column-properties style:column-width="0.9319in"/>
    </style:style>
    <style:style style:name="Table1.D" style:family="table-column">
      <style:table-column-properties style:column-width="0.7563in"/>
    </style:style>
    <style:style style:name="Table1.E" style:family="table-column">
      <style:table-column-properties style:column-width="0.6799in"/>
    </style:style>
    <style:style style:name="Table1.F" style:family="table-column">
      <style:table-column-properties style:column-width="0.8771in"/>
    </style:style>
    <style:style style:name="Table1.G" style:family="table-column">
      <style:table-column-properties style:column-width="0.5049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9f8bd"/>
    </style:style>
    <style:style style:name="P2" style:family="paragraph" style:parent-style-name="Standard">
      <style:text-properties officeooo:rsid="000ad472" officeooo:paragraph-rsid="00191dc3"/>
    </style:style>
    <style:style style:name="P3" style:family="paragraph" style:parent-style-name="Standard">
      <style:text-properties fo:font-variant="normal" fo:text-transform="none" fo:color="#000000" style:font-name="Liberation Serif" fo:font-size="12pt" fo:letter-spacing="normal" fo:font-style="normal" fo:font-weight="normal" officeooo:rsid="000ad472" officeooo:paragraph-rsid="000ad472" style:font-size-asian="12pt" style:font-size-complex="12pt"/>
    </style:style>
    <style:style style:name="P4" style:family="paragraph" style:parent-style-name="Standard">
      <style:text-properties fo:font-variant="normal" fo:text-transform="none" fo:color="#000000" style:font-name="Liberation Serif" fo:font-size="12pt" fo:letter-spacing="normal" fo:font-style="normal" fo:font-weight="normal" officeooo:rsid="0009f8bd" officeooo:paragraph-rsid="000ad472" style:font-size-asian="12pt" style:font-size-complex="12pt"/>
    </style:style>
    <style:style style:name="P5" style:family="paragraph" style:parent-style-name="Standard">
      <style:paragraph-properties fo:line-height="100%"/>
      <style:text-properties fo:font-variant="normal" fo:text-transform="none" fo:color="#000000" style:font-name="Liberation Serif" fo:font-size="12pt" fo:letter-spacing="normal" fo:font-style="normal" fo:font-weight="normal" officeooo:rsid="004569e4" officeooo:paragraph-rsid="004569e4" style:font-size-asian="12pt" style:font-size-complex="12pt"/>
    </style:style>
    <style:style style:name="P6" style:family="paragraph" style:parent-style-name="Standard">
      <style:paragraph-properties fo:line-height="100%"/>
      <style:text-properties fo:font-variant="normal" fo:text-transform="none" fo:color="#000000" style:font-name="Liberation Serif" fo:font-size="12pt" fo:letter-spacing="normal" fo:font-style="normal" fo:font-weight="normal" officeooo:paragraph-rsid="004569e4"/>
    </style:style>
    <style:style style:name="P7" style:family="paragraph" style:parent-style-name="Standard">
      <style:text-properties fo:font-variant="normal" fo:text-transform="none" fo:color="#000000" fo:letter-spacing="normal"/>
    </style:style>
    <style:style style:name="P8" style:family="paragraph" style:parent-style-name="Standard">
      <style:text-properties officeooo:rsid="00100f7e" officeooo:paragraph-rsid="00100f7e"/>
    </style:style>
    <style:style style:name="P9" style:family="paragraph" style:parent-style-name="Standard">
      <style:text-properties fo:color="#000000" officeooo:rsid="00207794" officeooo:paragraph-rsid="00191dc3" fo:padding="0in" fo:border="none"/>
    </style:style>
    <style:style style:name="P10" style:family="paragraph" style:parent-style-name="Standard">
      <style:text-properties fo:font-size="14pt" fo:font-weight="bold" officeooo:rsid="00100f7e" officeooo:paragraph-rsid="00100f7e" style:font-size-asian="14pt" style:font-weight-asian="bold" style:font-size-complex="14pt" style:font-weight-complex="bold"/>
    </style:style>
    <style:style style:name="P11" style:family="paragraph" style:parent-style-name="Standard">
      <style:text-properties fo:font-size="14pt" fo:font-weight="bold" officeooo:rsid="00176195" officeooo:paragraph-rsid="00176195" style:font-size-asian="14pt" style:font-weight-asian="bold" style:font-size-complex="14pt" style:font-weight-complex="bold"/>
    </style:style>
    <style:style style:name="P12" style:family="paragraph" style:parent-style-name="Standard">
      <style:text-properties fo:font-size="14pt" fo:font-weight="bold" officeooo:rsid="00271220" officeooo:paragraph-rsid="00271220" style:font-size-asian="12.25pt" style:font-weight-asian="bold" style:font-size-complex="14pt" style:font-weight-complex="bold"/>
    </style:style>
    <style:style style:name="P13" style:family="paragraph" style:parent-style-name="Standard">
      <style:text-properties fo:font-size="12pt" fo:font-weight="normal" officeooo:rsid="002f3d38" officeooo:paragraph-rsid="002f3d3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f3d38" officeooo:paragraph-rsid="002f3d3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71220" officeooo:paragraph-rsid="0027122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italic" fo:font-weight="normal" officeooo:rsid="002f3d38" officeooo:paragraph-rsid="002f3d38"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8pt" fo:font-weight="bold" officeooo:rsid="00198595" officeooo:paragraph-rsid="00198595" style:font-size-asian="18pt" style:font-weight-asian="bold" style:font-size-complex="18pt" style:font-weight-complex="bold"/>
    </style:style>
    <style:style style:name="P18" style:family="paragraph" style:parent-style-name="Standard">
      <style:paragraph-properties fo:line-height="100%" fo:text-align="start" style:justify-single-word="false"/>
      <style:text-properties style:font-name="Liberation Serif" fo:font-size="12pt" officeooo:rsid="0045f48e" officeooo:paragraph-rsid="0045f48e" style:font-size-asian="12pt" style:font-size-complex="12pt"/>
    </style:style>
    <style:style style:name="P19" style:family="paragraph" style:parent-style-name="Standard">
      <style:paragraph-properties fo:line-height="100%" fo:text-align="start" style:justify-single-word="false"/>
      <style:text-properties style:font-name="Liberation Serif" fo:font-size="12pt" officeooo:paragraph-rsid="004569e4" style:font-size-asian="12pt" style:font-size-complex="12pt"/>
    </style:style>
    <style:style style:name="P20" style:family="paragraph" style:parent-style-name="Standard">
      <style:paragraph-properties fo:line-height="100%" fo:text-align="start" style:justify-single-word="false"/>
      <style:text-properties style:font-name="Liberation Serif" fo:font-size="12pt" officeooo:paragraph-rsid="0045f48e"/>
    </style:style>
    <style:style style:name="P21" style:family="paragraph" style:parent-style-name="Standard">
      <style:paragraph-properties fo:line-height="100%" fo:text-align="start" style:justify-single-word="false"/>
      <style:text-properties style:font-name="Liberation Serif" officeooo:paragraph-rsid="004569e4"/>
    </style:style>
    <style:style style:name="P22" style:family="paragraph" style:parent-style-name="Standard">
      <style:paragraph-properties fo:line-height="100%" fo:text-align="start" style:justify-single-word="false"/>
      <style:text-properties style:font-name="Liberation Serif" officeooo:paragraph-rsid="0045f48e"/>
    </style:style>
    <style:style style:name="P23" style:family="paragraph" style:parent-style-name="Standard">
      <style:paragraph-properties fo:line-height="100%" fo:text-align="start" style:justify-single-word="false"/>
      <style:text-properties style:font-name="Liberation Serif" officeooo:paragraph-rsid="004a65bc"/>
    </style:style>
    <style:style style:name="P24" style:family="paragraph" style:parent-style-name="Text_20_body">
      <style:text-properties fo:color="#000000" fo:padding="0in" fo:border="none"/>
    </style:style>
    <style:style style:name="P25" style:family="paragraph" style:parent-style-name="Text_20_body">
      <style:text-properties fo:color="#000000" fo:font-size="12pt" fo:font-weight="normal" officeooo:paragraph-rsid="003f6d37" style:font-size-asian="12pt" style:font-weight-asian="normal" style:font-size-complex="12pt" style:font-weight-complex="normal" fo:padding="0in" fo:border="none"/>
    </style:style>
    <style:style style:name="P26"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fo:padding="0in" fo:border="none"/>
    </style:style>
    <style:style style:name="P27"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officeooo:paragraph-rsid="002b3879" fo:padding="0in" fo:border="none"/>
    </style:style>
    <style:style style:name="P28"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officeooo:paragraph-rsid="003f6d37" fo:padding="0in" fo:border="none"/>
    </style:style>
    <style:style style:name="P29"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officeooo:rsid="0020d1e0" officeooo:paragraph-rsid="0020d1e7" fo:padding="0in" fo:border="none"/>
    </style:style>
    <style:style style:name="P30"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officeooo:rsid="0020d1e7" officeooo:paragraph-rsid="002181fd" fo:padding="0in" fo:border="none"/>
    </style:style>
    <style:style style:name="P31"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officeooo:rsid="002ab8af" officeooo:paragraph-rsid="002b3879" fo:padding="0in" fo:border="none"/>
    </style:style>
    <style:style style:name="P32"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style:style>
    <style:style style:name="P33"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ff0000" fo:padding="0in" fo:border="none"/>
    </style:style>
    <style:style style:name="P34" style:family="paragraph" style:parent-style-name="Text_20_body">
      <style:paragraph-properties fo:margin-left="0in" fo:margin-right="0in" fo:margin-top="0in" fo:margin-bottom="0.1043in" style:contextual-spacing="false" fo:text-align="start" style:justify-single-word="false" fo:text-indent="0in" style:auto-text-indent="false"/>
    </style:style>
    <style:style style:name="P35" style:family="paragraph" style:parent-style-name="Preformatted_20_Text">
      <style:paragraph-properties fo:margin-left="0in" fo:margin-right="0in" fo:margin-top="0in" fo:margin-bottom="0in" style:contextual-spacing="false" fo:keep-together="always" fo:text-indent="0in" style:auto-text-indent="false" fo:background-color="transparent" fo:padding="0in" fo:border="none">
        <style:background-image/>
      </style:paragraph-properties>
      <style:text-properties fo:color="#333333" style:font-name="monospace" fo:background-color="transparent" fo:padding="0in" fo:border="none"/>
    </style:style>
    <style:style style:name="P36" style:family="paragraph" style:parent-style-name="Preformatted_20_Text">
      <style:paragraph-properties fo:margin-left="0in" fo:margin-right="0in" fo:margin-top="0in" fo:margin-bottom="0in" style:contextual-spacing="false" fo:keep-together="always" fo:text-indent="0in" style:auto-text-indent="false" fo:background-color="transparent" fo:padding="0in" fo:border="none">
        <style:background-image/>
      </style:paragraph-properties>
      <style:text-properties fo:color="#333333" fo:background-color="transparent" fo:padding="0in" fo:border="none"/>
    </style:style>
    <style:style style:name="P37" style:family="paragraph" style:parent-style-name="Preformatted_20_Text">
      <style:paragraph-properties fo:margin-left="0in" fo:margin-right="0in" fo:margin-top="0in" fo:margin-bottom="0in" style:contextual-spacing="false" fo:text-align="start" style:justify-single-word="false" fo:text-indent="0in" style:auto-text-indent="false" fo:background-color="transparent" fo:padding="0in" fo:border="none">
        <style:background-image/>
      </style:paragraph-properties>
      <style:text-properties fo:color="#000000" style:font-name="monospace" fo:padding="0.0193in" fo:border="0.06pt solid #000000"/>
    </style:style>
    <style:style style:name="P38" style:family="paragraph" style:parent-style-name="Preformatted_20_Text">
      <style:paragraph-properties fo:margin-left="0in" fo:margin-right="0in" fo:margin-top="0in" fo:margin-bottom="0in" style:contextual-spacing="false" fo:text-align="start" style:justify-single-word="false" fo:keep-together="always" fo:text-indent="0in" style:auto-text-indent="false" fo:background-color="transparent" fo:padding="0in" fo:border="none">
        <style:background-image/>
      </style:paragraph-properties>
      <style:text-properties fo:color="#000000" style:font-name="monospace" fo:padding="0.0193in" fo:border="0.06pt solid #000000"/>
    </style:style>
    <style:style style:name="P39" style:family="paragraph" style:parent-style-name="Preformatted_20_Text">
      <style:paragraph-properties fo:margin-left="0in" fo:margin-right="0in" fo:margin-top="0in" fo:margin-bottom="0in" style:contextual-spacing="false" fo:text-indent="0in" style:auto-text-indent="false" fo:background-color="transparent" fo:padding="0in" fo:border="none">
        <style:background-image/>
      </style:paragraph-properties>
      <style:text-properties fo:color="#000000" style:font-name="monospace" fo:padding="0in" fo:border="none"/>
    </style:style>
    <style:style style:name="P40" style:family="paragraph" style:parent-style-name="Preformatted_20_Text">
      <style:paragraph-properties fo:margin-top="0in" fo:margin-bottom="0.1965in" style:contextual-spacing="false" fo:background-color="#ffffff" fo:padding="0in" fo:border="none">
        <style:background-image/>
      </style:paragraph-properties>
    </style:style>
    <style:style style:name="P41" style:family="paragraph" style:parent-style-name="Preformatted_20_Text">
      <style:paragraph-properties fo:margin-top="0in" fo:margin-bottom="0.1965in" style:contextual-spacing="false" fo:background-color="#ffffff" fo:padding="0in" fo:border="none">
        <style:background-image/>
      </style:paragraph-properties>
      <style:text-properties officeooo:paragraph-rsid="003f6d37"/>
    </style:style>
    <style:style style:name="P42" style:family="paragraph" style:parent-style-name="Preformatted_20_Text">
      <style:paragraph-properties fo:margin-top="0in" fo:margin-bottom="0in" style:contextual-spacing="false" fo:background-color="transparent" fo:padding="0in" fo:border="none">
        <style:background-image/>
      </style:paragraph-properties>
      <style:text-properties fo:color="#333333" style:font-name="monospace" fo:background-color="transparent" fo:padding="0in" fo:border="none"/>
    </style:style>
    <style:style style:name="P43" style:family="paragraph" style:parent-style-name="Preformatted_20_Text">
      <style:paragraph-properties fo:margin-top="0in" fo:margin-bottom="0in" style:contextual-spacing="false" fo:keep-together="always" fo:background-color="transparent" fo:padding="0in" fo:border="none">
        <style:background-image/>
      </style:paragraph-properties>
      <style:text-properties fo:color="#333333" style:font-name="monospace" fo:background-color="transparent" fo:padding="0in" fo:border="none"/>
    </style:style>
    <style:style style:name="P44" style:family="paragraph" style:parent-style-name="Preformatted_20_Text">
      <style:paragraph-properties fo:margin-top="0in" fo:margin-bottom="0in" style:contextual-spacing="false" fo:keep-together="always" fo:background-color="transparent" fo:padding="0in" fo:border="none">
        <style:background-image/>
      </style:paragraph-properties>
      <style:text-properties fo:color="#333333" fo:background-color="transparent" fo:padding="0in" fo:border="none"/>
    </style:style>
    <style:style style:name="P45" style:family="paragraph" style:parent-style-name="Preformatted_20_Text">
      <style:paragraph-properties fo:margin-top="0in" fo:margin-bottom="0in" style:contextual-spacing="false" fo:keep-together="always" fo:background-color="transparent" fo:padding="0in" fo:border="none">
        <style:background-image/>
      </style:paragraph-properties>
      <style:text-properties fo:color="#333333" officeooo:paragraph-rsid="002b65d5" fo:background-color="transparent" fo:padding="0in" fo:border="none"/>
    </style:style>
    <style:style style:name="P46" style:family="paragraph" style:parent-style-name="Preformatted_20_Text">
      <style:paragraph-properties fo:margin-top="0in" fo:margin-bottom="0in" style:contextual-spacing="false" fo:keep-together="always" fo:background-color="transparent" fo:padding="0in" fo:border="none">
        <style:background-image/>
      </style:paragraph-properties>
      <style:text-properties fo:color="#333333" officeooo:paragraph-rsid="003f6d37" fo:background-color="transparent" fo:padding="0in" fo:border="none"/>
    </style:style>
    <style:style style:name="P47" style:family="paragraph" style:parent-style-name="Preformatted_20_Text">
      <style:paragraph-properties fo:margin-top="0in" fo:margin-bottom="0in" style:contextual-spacing="false" fo:background-color="transparent" fo:padding="0in" fo:border="none">
        <style:background-image/>
      </style:paragraph-properties>
      <style:text-properties fo:color="#333333" officeooo:paragraph-rsid="002b65d5" fo:background-color="transparent" fo:padding="0in" fo:border="none"/>
    </style:style>
    <style:style style:name="P48" style:family="paragraph" style:parent-style-name="Preformatted_20_Text">
      <style:paragraph-properties fo:margin-top="0in" fo:margin-bottom="0in" style:contextual-spacing="false" fo:background-color="transparent" fo:padding="0in" fo:border="none">
        <style:background-image/>
      </style:paragraph-properties>
      <style:text-properties fo:color="#333333" officeooo:paragraph-rsid="003f6d37" fo:background-color="transparent" fo:padding="0in" fo:border="none"/>
    </style:style>
    <style:style style:name="P49" style:family="paragraph" style:parent-style-name="Preformatted_20_Text">
      <style:paragraph-properties fo:margin-top="0in" fo:margin-bottom="0in" style:contextual-spacing="false" fo:text-align="start" style:justify-single-word="false" fo:background-color="transparent" fo:padding="0in" fo:border="none">
        <style:background-image/>
      </style:paragraph-properties>
      <style:text-properties fo:color="#000000" style:font-name="monospace" fo:padding="0.0193in" fo:border="0.06pt solid #000000"/>
    </style:style>
    <style:style style:name="P50" style:family="paragraph" style:parent-style-name="Preformatted_20_Text">
      <style:paragraph-properties fo:margin-top="0in" fo:margin-bottom="0in" style:contextual-spacing="false" fo:text-align="start" style:justify-single-word="false" fo:keep-together="always" fo:background-color="transparent" fo:padding="0in" fo:border="none">
        <style:background-image/>
      </style:paragraph-properties>
      <style:text-properties fo:color="#000000" style:font-name="monospace" fo:padding="0.0193in" fo:border="0.06pt solid #000000"/>
    </style:style>
    <style:style style:name="P51" style:family="paragraph" style:parent-style-name="Preformatted_20_Text">
      <style:paragraph-properties fo:margin-top="0in" fo:margin-bottom="0in" style:contextual-spacing="false" fo:keep-together="always" fo:background-color="transparent" fo:padding="0in" fo:border="none">
        <style:background-image/>
      </style:paragraph-properties>
      <style:text-properties fo:color="#000000" style:font-name="monospace" fo:padding="0.0193in" fo:border="0.06pt solid #000000"/>
    </style:style>
    <style:style style:name="P52" style:family="paragraph" style:parent-style-name="Preformatted_20_Text">
      <style:paragraph-properties fo:margin-top="0in" fo:margin-bottom="0in" style:contextual-spacing="false" fo:text-align="start" style:justify-single-word="false" fo:keep-together="always" fo:background-color="transparent" fo:padding="0in" fo:border="none">
        <style:background-image/>
      </style:paragraph-properties>
      <style:text-properties fo:color="#000000" fo:padding="0in" fo:border="none"/>
    </style:style>
    <style:style style:name="P53" style:family="paragraph" style:parent-style-name="Preformatted_20_Text">
      <style:paragraph-properties fo:margin-top="0in" fo:margin-bottom="0in" style:contextual-spacing="false" fo:keep-together="always" fo:background-color="transparent" fo:padding="0in" fo:border="none">
        <style:background-image/>
      </style:paragraph-properties>
    </style:style>
    <style:style style:name="P54" style:family="paragraph" style:parent-style-name="Preformatted_20_Text">
      <style:paragraph-properties fo:margin-top="0in" fo:margin-bottom="0in" style:contextual-spacing="false" style:line-height-at-least="0.1772in" fo:text-align="start" style:justify-single-word="false" fo:widows="1" fo:padding="0in" fo:border="none"/>
      <style:text-properties fo:color="#000000" officeooo:paragraph-rsid="002ab8af"/>
    </style:style>
    <style:style style:name="P55" style:family="paragraph" style:parent-style-name="Preformatted_20_Text">
      <style:paragraph-properties fo:margin-top="0in" fo:margin-bottom="0in" style:contextual-spacing="false" style:line-height-at-least="0.1772in" fo:text-align="start" style:justify-single-word="false" fo:widows="1" fo:padding="0in" fo:border="none"/>
      <style:text-properties fo:color="#000000" officeooo:rsid="002ab8af" officeooo:paragraph-rsid="002ab8af" fo:padding="0in" fo:border="none"/>
    </style:style>
    <style:style style:name="P56" style:family="paragraph" style:parent-style-name="Preformatted_20_Text">
      <style:paragraph-properties fo:background-color="#ffffff" fo:padding="0in" fo:border="none">
        <style:background-image/>
      </style:paragraph-properties>
    </style:style>
    <style:style style:name="P57" style:family="paragraph" style:parent-style-name="Preformatted_20_Text">
      <style:paragraph-properties fo:background-color="#ffffff" fo:padding="0in" fo:border="none">
        <style:background-image/>
      </style:paragraph-properties>
      <style:text-properties fo:color="#6600ff"/>
    </style:style>
    <style:style style:name="P58" style:family="paragraph" style:parent-style-name="Preformatted_20_Text">
      <style:paragraph-properties fo:background-color="#ffffff" fo:padding="0in" fo:border="none">
        <style:background-image/>
      </style:paragraph-properties>
      <style:text-properties officeooo:paragraph-rsid="003f6d37"/>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start" style:justify-single-word="false"/>
      <style:text-properties officeooo:rsid="0022a1c3" officeooo:paragraph-rsid="0022a1c3"/>
    </style:style>
    <style:style style:name="P61" style:family="paragraph" style:parent-style-name="Table_20_Contents">
      <style:paragraph-properties fo:text-align="start" style:justify-single-word="false"/>
      <style:text-properties fo:font-weight="bold" officeooo:rsid="0022a1c3" officeooo:paragraph-rsid="0022a1c3" style:font-weight-asian="bold" style:font-weight-complex="bold"/>
    </style:style>
    <style:style style:name="P62" style:family="paragraph" style:parent-style-name="Table_20_Contents">
      <style:paragraph-properties fo:text-align="start" style:justify-single-word="false"/>
      <style:text-properties fo:font-weight="bold" style:font-weight-asian="bold" style:font-weight-complex="bold"/>
    </style:style>
    <style:style style:name="P63" style:family="paragraph" style:parent-style-name="Standard">
      <style:paragraph-properties fo:margin-left="0in" fo:margin-right="0in" fo:margin-top="0in" fo:margin-bottom="0.1043in" style:contextual-spacing="false" fo:text-align="start" style:justify-single-word="false" fo:text-indent="0in" style:auto-text-indent="false"/>
      <style:text-properties fo:font-variant="normal" fo:text-transform="none" fo:color="#000000" style:font-name="Liberation Serif" fo:font-size="14pt" fo:letter-spacing="normal" fo:font-style="normal" fo:font-weight="bold" officeooo:rsid="003ac7c4" officeooo:paragraph-rsid="002cab21" style:font-size-asian="14pt" style:font-weight-asian="bold" style:font-size-complex="14pt" style:font-weight-complex="bold" fo:padding="0in" fo:border="none"/>
    </style:style>
    <style:style style:name="P64" style:family="paragraph" style:parent-style-name="Standard">
      <style:paragraph-properties fo:line-height="100%" fo:text-align="start" style:justify-single-word="false"/>
      <style:text-properties style:font-name="Liberation Serif" fo:font-style="normal" fo:font-weight="normal" officeooo:rsid="004569e4" officeooo:paragraph-rsid="004569e4" style:font-style-asian="normal" style:font-weight-asian="normal" style:font-style-complex="normal" style:font-weight-complex="normal"/>
    </style:style>
    <style:style style:name="P65" style:family="paragraph" style:parent-style-name="Standard">
      <style:paragraph-properties fo:line-height="100%" fo:text-align="start" style:justify-single-word="false"/>
      <style:text-properties style:font-name="Liberation Serif" fo:font-size="12pt" fo:font-style="normal" fo:font-weight="normal" officeooo:rsid="004569e4" officeooo:paragraph-rsid="004569e4"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style:text-properties style:font-name="Liberation Serif" fo:font-size="12pt" fo:font-style="normal" fo:font-weight="normal" officeooo:rsid="0049e066" officeooo:paragraph-rsid="0045f48e"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00%" fo:text-align="start" style:justify-single-word="false"/>
      <style:text-properties style:font-name="Liberation Serif" fo:font-size="12pt" fo:font-style="italic" fo:font-weight="normal" officeooo:rsid="00493d84" officeooo:paragraph-rsid="0045f48e" style:font-size-asian="12pt" style:font-style-asian="italic" style:font-weight-asian="normal" style:font-size-complex="12pt" style:font-style-complex="italic" style:font-weight-complex="normal"/>
    </style:style>
    <style:style style:name="P68" style:family="paragraph" style:parent-style-name="Standard">
      <style:paragraph-properties fo:line-height="100%" fo:text-align="start" style:justify-single-word="false"/>
      <style:text-properties fo:font-variant="normal" fo:text-transform="none" fo:color="#281b21" style:font-name="Liberation Serif" fo:font-size="12pt" fo:letter-spacing="0.0102in" fo:font-style="normal" fo:font-weight="normal" officeooo:rsid="004569e4" officeooo:paragraph-rsid="004569e4" style:font-size-asian="12pt" style:font-weight-asian="normal" style:font-size-complex="12pt" style:font-weight-complex="normal"/>
    </style:style>
    <style:style style:name="P69" style:family="paragraph" style:parent-style-name="Standard">
      <style:paragraph-properties fo:line-height="100%" fo:text-align="start" style:justify-single-word="false"/>
      <style:text-properties fo:font-variant="normal" fo:text-transform="none" fo:color="#000000" style:font-name="Liberation Serif" fo:letter-spacing="normal" fo:font-style="normal" fo:font-weight="normal" officeooo:rsid="0045f48e" officeooo:paragraph-rsid="0045f48e" style:font-style-asian="normal" style:font-weight-asian="normal" style:font-style-complex="normal" style:font-weight-complex="normal"/>
    </style:style>
    <style:style style:name="P70" style:family="paragraph" style:parent-style-name="Standard">
      <style:paragraph-properties fo:line-height="100%" fo:text-align="start" style:justify-single-word="false"/>
      <style:text-properties fo:font-variant="normal" fo:text-transform="none" style:font-name="Liberation Serif" fo:font-size="12pt" fo:font-style="normal" fo:font-weight="normal" officeooo:rsid="0045f48e" officeooo:paragraph-rsid="0045f48e" style:font-size-asian="12pt" style:font-style-asian="normal" style:font-size-complex="12pt" style:font-style-complex="normal"/>
    </style:style>
    <style:style style:name="P71" style:family="paragraph" style:parent-style-name="Standard">
      <style:text-properties fo:font-size="14pt" fo:font-weight="bold" officeooo:rsid="00501d88" officeooo:paragraph-rsid="00176195" style:font-size-asian="14pt" style:font-weight-asian="bold" style:font-size-complex="14pt" style:font-weight-complex="bold"/>
    </style:style>
    <style:style style:name="P72"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color="#000000" officeooo:rsid="002ab8af" officeooo:paragraph-rsid="002b3879" fo:padding="0in" fo:border="none"/>
    </style:style>
    <style:style style:name="P73"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font-size="12pt" fo:font-weight="normal" officeooo:rsid="00176195" officeooo:paragraph-rsid="004da159" style:font-size-asian="12pt" style:font-weight-asian="normal" style:font-size-complex="12pt" style:font-weight-complex="normal"/>
    </style:style>
    <style:style style:name="P74"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fo:font-size="12pt" fo:font-weight="normal" officeooo:rsid="000cc3b4" officeooo:paragraph-rsid="004da159" style:font-size-asian="12pt" style:font-size-complex="12pt"/>
    </style:style>
    <style:style style:name="P75"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officeooo:paragraph-rsid="004da159"/>
    </style:style>
    <style:style style:name="P76" style:family="paragraph" style:parent-style-name="Text_20_body">
      <style:paragraph-properties fo:margin-left="0in" fo:margin-right="0in" fo:margin-top="0in" fo:margin-bottom="0.1043in" style:contextual-spacing="false" fo:text-align="start" style:justify-single-word="false" fo:text-indent="0in" style:auto-text-indent="false"/>
      <style:text-properties officeooo:rsid="004da159" officeooo:paragraph-rsid="004da159"/>
    </style:style>
    <style:style style:name="P77" style:family="paragraph" style:parent-style-name="Text_20_body">
      <style:text-properties fo:color="#000000" fo:font-size="12pt" fo:font-weight="normal" officeooo:rsid="003f6d37" officeooo:paragraph-rsid="003f6d37" style:font-size-asian="12pt" style:font-weight-asian="normal" style:font-size-complex="12pt" style:font-weight-complex="normal" fo:padding="0in" fo:border="none"/>
    </style:style>
    <style:style style:name="P78" style:family="paragraph" style:parent-style-name="Preformatted_20_Text">
      <style:paragraph-properties fo:margin-top="0in" fo:margin-bottom="0in" style:contextual-spacing="false" fo:background-color="transparent" fo:padding="0in" fo:border="none">
        <style:background-image/>
      </style:paragraph-properties>
      <style:text-properties fo:color="#333333" style:font-name="monospace" officeooo:paragraph-rsid="003f6d37" fo:background-color="transparent" fo:padding="0in" fo:border="none"/>
    </style:style>
    <style:style style:name="P79" style:family="paragraph" style:parent-style-name="Preformatted_20_Text">
      <style:paragraph-properties fo:margin-left="0in" fo:margin-right="0in" fo:margin-top="0in" fo:margin-bottom="0in" style:contextual-spacing="false" fo:text-align="start" style:justify-single-word="false" fo:keep-together="always" fo:text-indent="0in" style:auto-text-indent="false" fo:background-color="transparent" fo:padding="0in" fo:border="none">
        <style:background-image/>
      </style:paragraph-properties>
      <style:text-properties fo:color="#000000" style:font-name="Liberation Serif" fo:font-size="12pt" officeooo:rsid="002b65d5" officeooo:paragraph-rsid="003f6d37" fo:background-color="transparent" style:font-size-asian="12pt" style:font-size-complex="12pt" fo:padding="0in" fo:border="none"/>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09f8bd"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30d40"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5b2b4"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5e363"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98595"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5f48e"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4da159" style:font-size-asian="12pt" style:font-size-complex="12pt" fo:padding="0in" fo:border="none"/>
    </style:style>
    <style:style style:name="T9" style:family="text">
      <style:text-properties fo:font-variant="normal" fo:text-transform="none" fo:color="#000000" style:font-name="Liberation Serif" fo:font-size="12pt" fo:letter-spacing="normal" fo:font-style="normal" fo:font-weight="normal" officeooo:rsid="000ad472"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501d88" style:font-size-asian="12pt" style:font-size-complex="12pt"/>
    </style:style>
    <style:style style:name="T11" style:family="text">
      <style:text-properties fo:font-variant="normal" fo:text-transform="none" fo:color="#000000" style:font-name="Liberation Serif" fo:letter-spacing="normal" fo:font-style="normal" fo:padding="0in" fo:border="none"/>
    </style:style>
    <style:style style:name="T12" style:family="text">
      <style:text-properties fo:font-variant="normal" fo:text-transform="none" fo:color="#000000" style:font-name="Liberation Serif" fo:letter-spacing="normal" fo:font-style="normal" officeooo:rsid="004da159" fo:padding="0in" fo:border="none"/>
    </style:style>
    <style:style style:name="T13" style:family="text">
      <style:text-properties fo:font-variant="normal" fo:text-transform="none" fo:color="#000000" fo:letter-spacing="normal" fo:font-style="italic" style:font-style-asian="italic" style:font-style-complex="italic"/>
    </style:style>
    <style:style style:name="T14"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normal" fo:font-weight="normal" officeooo:rsid="0045f48e" style:font-style-asian="normal" style:font-weight-asian="normal" style:font-style-complex="normal" style:font-weight-complex="normal"/>
    </style:style>
    <style:style style:name="T17" style:family="text">
      <style:text-properties fo:font-variant="normal" fo:text-transform="none" fo:color="#000000" fo:letter-spacing="normal" fo:font-style="normal" officeooo:rsid="0049e066"/>
    </style:style>
    <style:style style:name="T18" style:family="text">
      <style:text-properties fo:font-variant="normal" fo:text-transform="none" fo:color="#000000" fo:font-size="12pt" fo:letter-spacing="normal" fo:font-style="normal" fo:font-weight="normal" officeooo:rsid="004a65bc"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fo:font-size="12pt" fo:letter-spacing="normal" fo:font-style="normal" fo:font-weight="normal" officeooo:rsid="004c3b7e"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fo:font-size="12pt" fo:letter-spacing="normal" fo:font-style="normal" fo:font-weight="normal" officeooo:rsid="004a65bc" style:font-size-asian="12pt" style:font-weight-asian="normal" style:font-size-complex="12pt" style:font-weight-complex="normal"/>
    </style:style>
    <style:style style:name="T21" style:family="text">
      <style:text-properties fo:font-variant="normal" fo:text-transform="none" fo:color="#000000" fo:font-size="12pt" fo:letter-spacing="normal" fo:font-style="normal" style:text-underline-style="none" fo:font-weight="normal" officeooo:rsid="004569e4" style:font-size-asian="10.5pt" style:font-size-complex="12pt"/>
    </style:style>
    <style:style style:name="T22" style:family="text">
      <style:text-properties fo:font-variant="normal" fo:text-transform="none" fo:color="#000000" fo:font-size="12pt" fo:letter-spacing="normal" fo:font-style="italic" fo:font-weight="normal" officeooo:rsid="004a65bc" style:font-size-asian="12pt" style:font-style-asian="italic" style:font-weight-asian="normal" style:font-size-complex="12pt" style:font-style-complex="italic" style:font-weight-complex="normal"/>
    </style:style>
    <style:style style:name="T23" style:family="text">
      <style:text-properties fo:font-variant="normal" fo:text-transform="none" fo:color="#281b21" fo:letter-spacing="0.0102in" fo:font-style="italic" fo:font-weight="normal" style:font-style-asian="italic" style:font-weight-asian="normal" style:font-style-complex="italic" style:font-weight-complex="normal"/>
    </style:style>
    <style:style style:name="T24" style:family="text">
      <style:text-properties fo:font-variant="normal" fo:text-transform="none" fo:color="#281b21" fo:letter-spacing="0.0102in" fo:font-style="normal" fo:font-weight="normal" style:font-weight-asian="normal" style:font-weight-complex="normal"/>
    </style:style>
    <style:style style:name="T25" style:family="text">
      <style:text-properties fo:font-variant="normal" fo:text-transform="none" fo:color="#281b21" fo:letter-spacing="0.0102in" fo:font-style="normal" fo:font-weight="normal" officeooo:rsid="004569e4" style:font-weight-asian="normal" style:font-weight-complex="normal"/>
    </style:style>
    <style:style style:name="T26" style:family="text">
      <style:text-properties fo:font-variant="normal" fo:text-transform="none" fo:color="#281b21" fo:letter-spacing="0.0102in" fo:font-style="normal" fo:font-weight="normal" officeooo:rsid="0045f48e" style:font-weight-asian="normal" style:font-weight-complex="normal"/>
    </style:style>
    <style:style style:name="T27" style:family="text">
      <style:text-properties fo:font-variant="normal" fo:text-transform="none" fo:color="#281b21" fo:letter-spacing="0.0102in" fo:font-style="normal" fo:font-weight="normal" officeooo:rsid="0045f48e" style:font-size-asian="12pt" style:font-weight-asian="normal" style:font-size-complex="12pt" style:font-weight-complex="normal"/>
    </style:style>
    <style:style style:name="T28" style:family="text">
      <style:text-properties fo:font-variant="normal" fo:text-transform="none" fo:color="#281b21" fo:font-size="12pt" fo:letter-spacing="0.0102in" fo:font-style="normal" fo:font-weight="normal" officeooo:rsid="004569e4" style:font-size-asian="12pt" style:font-weight-asian="normal" style:font-size-complex="12pt" style:font-weight-complex="normal"/>
    </style:style>
    <style:style style:name="T29" style:family="text">
      <style:text-properties fo:font-variant="normal" fo:text-transform="none" fo:color="#281b21" fo:font-size="12pt" fo:letter-spacing="0.0102in" fo:font-style="normal" fo:font-weight="normal" officeooo:rsid="0045f48e" style:font-size-asian="12pt" style:font-weight-asian="normal" style:font-size-complex="12pt" style:font-weight-complex="normal"/>
    </style:style>
    <style:style style:name="T30" style:family="text">
      <style:text-properties fo:font-variant="normal" fo:text-transform="none" fo:font-style="normal" fo:font-weight="normal" officeooo:rsid="0045f48e" style:font-size-asian="12pt" style:font-style-asian="normal" style:font-size-complex="12pt" style:font-style-complex="normal"/>
    </style:style>
    <style:style style:name="T31" style:family="text">
      <style:text-properties fo:font-variant="normal" fo:text-transform="none" fo:font-style="italic" fo:font-weight="normal" style:font-size-asian="12pt" style:font-style-asian="italic" style:font-size-complex="12pt" style:font-style-complex="italic"/>
    </style:style>
    <style:style style:name="T32" style:family="text">
      <style:text-properties fo:font-variant="normal" fo:text-transform="none" fo:color="#333333" fo:letter-spacing="normal" fo:font-style="normal" fo:font-weight="normal" style:font-weight-asian="normal" style:font-weight-complex="normal"/>
    </style:style>
    <style:style style:name="T33" style:family="text">
      <style:text-properties fo:font-variant="normal" fo:text-transform="none" fo:color="#333333" fo:letter-spacing="normal" fo:font-style="normal" fo:font-weight="normal" officeooo:rsid="0045f48e" style:font-weight-asian="normal" style:font-weight-complex="normal"/>
    </style:style>
    <style:style style:name="T34" style:family="text">
      <style:text-properties style:font-name="Liberation Serif" fo:font-size="12pt" officeooo:rsid="0009f8bd" style:font-size-asian="12pt" style:font-size-complex="12pt"/>
    </style:style>
    <style:style style:name="T35" style:family="text">
      <style:text-properties style:font-name="Liberation Serif" fo:font-size="12pt" officeooo:rsid="0014e8cb" style:font-size-asian="12pt" style:font-size-complex="12pt"/>
    </style:style>
    <style:style style:name="T36" style:family="text">
      <style:text-properties style:font-name="Liberation Serif" fo:font-size="12pt" officeooo:rsid="0045f48e" style:font-size-asian="12pt" style:font-size-complex="12pt"/>
    </style:style>
    <style:style style:name="T37" style:family="text">
      <style:text-properties officeooo:rsid="00104130"/>
    </style:style>
    <style:style style:name="T38" style:family="text">
      <style:text-properties officeooo:rsid="0010665d"/>
    </style:style>
    <style:style style:name="T39" style:family="text">
      <style:text-properties officeooo:rsid="0014e8cb"/>
    </style:style>
    <style:style style:name="T40" style:family="text">
      <style:text-properties fo:color="#008000"/>
    </style:style>
    <style:style style:name="T41" style:family="text">
      <style:text-properties fo:color="#008000" fo:font-weight="bold"/>
    </style:style>
    <style:style style:name="T42" style:family="text">
      <style:text-properties fo:color="#008000" fo:font-weight="bold" officeooo:rsid="003b7acf"/>
    </style:style>
    <style:style style:name="T43" style:family="text">
      <style:text-properties fo:color="#008000" style:font-name="monospace"/>
    </style:style>
    <style:style style:name="T44" style:family="text">
      <style:text-properties fo:color="#008000" style:font-name="monospace" fo:font-weight="bold"/>
    </style:style>
    <style:style style:name="T45" style:family="text">
      <style:text-properties fo:color="#0000ff" fo:font-weight="bold"/>
    </style:style>
    <style:style style:name="T46" style:family="text">
      <style:text-properties fo:color="#0000ff" fo:font-weight="bold" officeooo:rsid="003b7acf"/>
    </style:style>
    <style:style style:name="T47" style:family="text">
      <style:text-properties fo:color="#666666"/>
    </style:style>
    <style:style style:name="T48" style:family="text">
      <style:text-properties fo:color="#666666" style:font-name="monospace"/>
    </style:style>
    <style:style style:name="T49" style:family="text">
      <style:text-properties fo:color="#ba2121"/>
    </style:style>
    <style:style style:name="T50" style:family="text">
      <style:text-properties fo:color="#ba2121" style:font-name="monospace"/>
    </style:style>
    <style:style style:name="T51" style:family="text">
      <style:text-properties fo:color="#aa22ff" fo:font-weight="bold"/>
    </style:style>
    <style:style style:name="T52" style:family="text">
      <style:text-properties fo:color="#aa22ff" style:font-name="monospace" fo:font-weight="bold"/>
    </style:style>
    <style:style style:name="T53" style:family="text">
      <style:text-properties style:font-name="monospace"/>
    </style:style>
    <style:style style:name="T54" style:family="text">
      <style:text-properties style:font-name="monospace" officeooo:rsid="00254103"/>
    </style:style>
    <style:style style:name="T55" style:family="text">
      <style:text-properties style:font-name="monospace" officeooo:rsid="002b65d5"/>
    </style:style>
    <style:style style:name="T56" style:family="text">
      <style:text-properties style:font-name="monospace" officeooo:rsid="003f6d37"/>
    </style:style>
    <style:style style:name="T57" style:family="text">
      <style:text-properties fo:color="#d2413a" style:font-name="monospace" fo:font-weight="bold"/>
    </style:style>
    <style:style style:name="T58" style:family="text">
      <style:text-properties fo:color="#000000" fo:padding="0in" fo:border="none"/>
    </style:style>
    <style:style style:name="T59" style:family="text">
      <style:text-properties fo:color="#000000" style:font-name="monospace" fo:font-size="10.5pt" fo:background-color="#ffffff" loext:char-shading-value="0" fo:padding="0in" fo:border="none"/>
    </style:style>
    <style:style style:name="T60" style:family="text">
      <style:text-properties fo:color="#000000" style:font-name="monospace" fo:font-size="10.5pt" officeooo:rsid="003f6d37" fo:background-color="#ffffff" loext:char-shading-value="0" fo:padding="0in" fo:border="none"/>
    </style:style>
    <style:style style:name="T61" style:family="text">
      <style:text-properties fo:color="#000000" style:font-name="monospace" officeooo:rsid="002b65d5"/>
    </style:style>
    <style:style style:name="T62" style:family="text">
      <style:text-properties fo:color="#000000" style:font-name="inherit" fo:font-size="18.75pt" fo:font-weight="bold" fo:padding="0in" fo:border="none"/>
    </style:style>
    <style:style style:name="T63" style:family="text">
      <style:text-properties fo:color="#000000" style:font-name="Liberation Serif" fo:font-size="14pt" fo:font-weight="bold" style:font-size-asian="14pt" style:font-size-complex="14pt" fo:padding="0in" fo:border="none"/>
    </style:style>
    <style:style style:name="T64" style:family="text">
      <style:text-properties fo:color="#000000" style:font-name="Liberation Serif" fo:font-size="14pt" fo:font-weight="bold" officeooo:rsid="002f3d38" style:font-size-asian="14pt" style:font-size-complex="14pt" fo:padding="0in" fo:border="none"/>
    </style:style>
    <style:style style:name="T65" style:family="text">
      <style:text-properties fo:color="#000000" officeooo:rsid="00416214" fo:padding="0in" fo:border="none"/>
    </style:style>
    <style:style style:name="T66" style:family="text">
      <style:text-properties fo:color="#000000" officeooo:rsid="004da159" fo:padding="0in" fo:border="none"/>
    </style:style>
    <style:style style:name="T67" style:family="text">
      <style:text-properties officeooo:rsid="00198595"/>
    </style:style>
    <style:style style:name="T68" style:family="text">
      <style:text-properties officeooo:rsid="001c97e0"/>
    </style:style>
    <style:style style:name="T69" style:family="text">
      <style:text-properties officeooo:rsid="001e071c"/>
    </style:style>
    <style:style style:name="T70" style:family="text">
      <style:text-properties officeooo:rsid="00207794"/>
    </style:style>
    <style:style style:name="T71" style:family="text">
      <style:text-properties officeooo:rsid="0020d1e7"/>
    </style:style>
    <style:style style:name="T72" style:family="text">
      <style:text-properties officeooo:rsid="002181fd"/>
    </style:style>
    <style:style style:name="T73" style:family="text">
      <style:text-properties fo:font-weight="bold" style:font-weight-asian="bold" style:font-weight-complex="bold"/>
    </style:style>
    <style:style style:name="T74" style:family="text">
      <style:text-properties fo:padding="0in" fo:border="none"/>
    </style:style>
    <style:style style:name="T75" style:family="text">
      <style:text-properties officeooo:rsid="002ab8af"/>
    </style:style>
    <style:style style:name="T76" style:family="text">
      <style:text-properties officeooo:rsid="002b3879"/>
    </style:style>
    <style:style style:name="T77" style:family="text">
      <style:text-properties officeooo:rsid="002b65d5"/>
    </style:style>
    <style:style style:name="T78" style:family="text">
      <style:text-properties officeooo:rsid="002cab21"/>
    </style:style>
    <style:style style:name="T79" style:family="text">
      <style:text-properties officeooo:rsid="002f3d38"/>
    </style:style>
    <style:style style:name="T80" style:family="text">
      <style:text-properties officeooo:rsid="003440a1"/>
    </style:style>
    <style:style style:name="T81" style:family="text">
      <style:text-properties officeooo:rsid="003ac7c4"/>
    </style:style>
    <style:style style:name="T82" style:family="text">
      <style:text-properties fo:color="#6600ff" style:font-name="monospace" fo:font-size="10.5pt" fo:background-color="#ffffff" loext:char-shading-value="0" fo:padding="0in" fo:border="none"/>
    </style:style>
    <style:style style:name="T83" style:family="text">
      <style:text-properties officeooo:rsid="003f6d37"/>
    </style:style>
    <style:style style:name="T84" style:family="text">
      <style:text-properties officeooo:rsid="00416214" fo:padding="0in" fo:border="none"/>
    </style:style>
    <style:style style:name="T85" style:family="text">
      <style:text-properties officeooo:rsid="004569e4" style:font-size-asian="12pt" style:font-size-complex="12pt"/>
    </style:style>
    <style:style style:name="T86" style:family="text">
      <style:text-properties officeooo:rsid="004569e4"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45f48e"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49e066" style:font-size-asian="12pt" style:font-style-asian="normal" style:font-weight-asian="normal" style:font-size-complex="12pt" style:font-style-complex="normal" style:font-weight-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4569e4" style:font-style-asian="normal" style:font-weight-asian="normal" style:font-style-complex="normal" style:font-weight-complex="normal"/>
    </style:style>
    <style:style style:name="T91" style:family="text">
      <style:text-properties fo:font-style="normal" fo:font-weight="normal" officeooo:rsid="004588cc" style:font-style-asian="normal" style:font-weight-asian="normal" style:font-style-complex="normal" style:font-weight-complex="normal"/>
    </style:style>
    <style:style style:name="T92" style:family="text">
      <style:text-properties fo:font-style="normal" fo:font-weight="normal" officeooo:rsid="0045f48e" style:font-style-asian="normal" style:font-weight-asian="normal" style:font-style-complex="normal" style:font-weight-complex="normal"/>
    </style:style>
    <style:style style:name="T93" style:family="text">
      <style:text-properties fo:font-style="normal" fo:font-weight="normal" officeooo:rsid="00493d84" style:font-style-asian="normal" style:font-weight-asian="normal" style:font-style-complex="normal" style:font-weight-complex="normal"/>
    </style:style>
    <style:style style:name="T94" style:family="text">
      <style:text-properties fo:font-style="italic"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4569e4" style:font-style-asian="italic" style:font-weight-asian="normal" style:font-style-complex="italic" style:font-weight-complex="normal"/>
    </style:style>
    <style:style style:name="T97" style:family="text">
      <style:text-properties fo:font-style="italic" fo:font-weight="normal" officeooo:rsid="00493d84" style:font-style-asian="italic" style:font-weight-asian="normal" style:font-style-complex="italic" style:font-weight-complex="normal"/>
    </style:style>
    <style:style style:name="T98" style:family="text">
      <style:text-properties fo:font-style="italic" style:font-size-asian="12pt" style:font-size-complex="12pt"/>
    </style:style>
    <style:style style:name="T99" style:family="text">
      <style:text-properties style:text-underline-style="none"/>
    </style:style>
    <style:style style:name="T100" style:family="text">
      <style:text-properties officeooo:rsid="004e99b7"/>
    </style:style>
    <style:style style:name="T101" style:family="text">
      <style:text-properties officeooo:rsid="00501d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utomatic Sentence Generation <text:span text:style-name="T79">Using Markov Chains</text:span></text:p>
      <text:p text:style-name="P15"/>
      <text:p text:style-name="P15"/>
      <text:p text:style-name="P14">DAVID PLOTZ <text:tab/><text:tab/><text:tab/><text:tab/><text:tab/><text:tab/><text:tab/> <text:s text:c="7"/>dplotz@horizon.csueastbay.edu </text:p>
      <text:p text:style-name="P16">Statistics Department, California State University East Bay</text:p>
      <text:p text:style-name="P14"/>
      <text:p text:style-name="P12"/>
      <text:p text:style-name="P13"><text:span text:style-name="T73">Abstract. </text:span><text:span text:style-name="T80">The generation of natural language has become commercially viable over the last several years. In this paper we examine a model that uses Markov chains to simulate the generation of words in a single sentences. We will start with a Markov chain that generates a sentence word by word by only looking at the previous word in the sentence. We will then supplement this model by allowing the Markov chain to include the previous N-words. This model can generate sentences that are subjectively natural at a rate of more than 20 percent. While this model is far from state-of-the-art, it is useful as an exercise in both Natural Language Generation and in statistical simulation. <text:s text:c="3"/></text:span></text:p>
      <text:p text:style-name="P8"/>
      <text:p text:style-name="P8"><text:span text:style-name="T73">Keywords</text:span>: Natural Language <text:span text:style-name="T67">Processing,</text:span> <text:span text:style-name="T67">Turing test, Artificial Intelligence, Finite State Machines, Hash Tables</text:span></text:p>
      <text:p text:style-name="P8"/>
      <text:p text:style-name="P10">Introduction</text:p>
      <text:p text:style-name="P1"/>
      <text:p text:style-name="Text_20_body">One of the early goals of computer science was to create a computer program that would be capable of passing Turing's famous test[1]. <text:span text:style-name="T37">A computer that could have a realistic conversation with a person would need the ability to do two different tasks: One, it would need to be able to process the input from the human and be able to work with the knowledge contained in the human's utterances, which we now call Natural Language Processing (NLP). Two, the computer would need to be able to generate a reply in English to the human, this is generally known as Natural Language Generation (NLG).</text:span></text:p>
      <text:p text:style-name="Text_20_body">ELIZA, made at MIT almost exactly 50 years ago[2], <text:span text:style-name="T39">was an early attempt at creating an NLG.</text:span> <text:s/><text:span text:style-name="T38">Their research was groundbreaking for several reasons. One, even if you play with ELIZA today, it can create a pretty convincing dialogue. Two, they successfully showed that a hash table could be useful for large programs outside of what was needed for a basic assemblers. Three, they were able to use context-free grammars to realistically model the English language. <text:s/>A context-free grammar is a recursive Markov chain with all transition-probabilities equal[3].</text:span></text:p>
      <text:p text:style-name="Text_20_body"><text:span text:style-name="T39">Since that time, significant progress has been made in both NLP and NLG. NLG has become so successful over the last several years that several companies are now using it commercially[4, 5]. The LA Times has </text:span><text:span text:style-name="T34">writ</text:span><text:span text:style-name="T35">t</text:span><text:span text:style-name="T34">e</text:span><text:span text:style-name="T35">n</text:span><text:span text:style-name="T34"> breaking news stories </text:span><text:span text:style-name="T35">using an NLG[</text:span><text:span text:style-name="T36">6</text:span><text:span text:style-name="T35">]. The Associated Press</text:span><text:span text:style-name="T34"> has begun using an </text:span><text:span text:style-name="T35">NLG</text:span><text:span text:style-name="T34"> to </text:span><text:span text:style-name="T1">write </text:span><text:span text:style-name="T2">most</text:span><text:span text:style-name="T1"> of its earnings reports</text:span><text:span text:style-name="T2">[</text:span><text:span text:style-name="T7">7</text:span><text:span text:style-name="T2">]. </text:span><text:span text:style-name="T4">Philip M. Parker </text:span><text:span text:style-name="T2">has had great success selling </text:span><text:span text:style-name="T4">NLG</text:span><text:span text:style-name="T2"> written books on A</text:span><text:span text:style-name="T3">m</text:span><text:span text:style-name="T2">azon[</text:span><text:span text:style-name="T7">8</text:span><text:span text:style-name="T2">]. </text:span><text:span text:style-name="T4">On a humorous note</text:span><text:span text:style-name="T2">, MIT celebrate</text:span><text:span text:style-name="T4">d</text:span><text:span text:style-name="T2"> the tenth anniversary of its automatic </text:span><text:span text:style-name="T4">research paper</text:span><text:span text:style-name="T2"> generator </text:span><text:span text:style-name="T4">which has written several papers that were published in peer-reviewed journals</text:span><text:span text:style-name="T2">[</text:span><text:span text:style-name="T7">9</text:span><text:span text:style-name="T2">]. </text:span></text:p>
      <text:p text:style-name="Text_20_body"><text:span text:style-name="T6">In t</text:span><text:span text:style-name="T1">he present paper, </text:span><text:span text:style-name="T6">we </text:span><text:span text:style-name="T5">w</text:span><text:span text:style-name="T1">ill not examine the state-of-the-art technologies and methods used for </text:span><text:span text:style-name="T5">NLG,</text:span><text:span text:style-name="T1"> but will instead focus on </text:span><text:span text:style-name="T6">a</text:span><text:span text:style-name="T1"> model </text:span><text:span text:style-name="T6">using Markov chains</text:span><text:span text:style-name="T1">. </text:span><text:span text:style-name="T6">We will first describe how the model operates, presenting working code as well. We will then expand on the model which will simultaneously give the </text:span><text:soft-page-break/><text:span text:style-name="T6">model more flexibility while also make it produce more realistic output. Finally we will discuss further ways we can improve the algorithm in the future. </text:span></text:p>
      <text:p text:style-name="P2"><text:bookmark text:name="Random-Sentence-Generator-Using-Markov-Chains"/><text:span text:style-name="T62"><text:line-break/></text:span><text:span text:style-name="T64">R</text:span><text:span text:style-name="T63">andom Sentence Generator Using Markov Chains</text:span></text:p>
      <text:p text:style-name="P9"/>
      <text:p text:style-name="P26">The basic idea of the <text:span text:style-name="T68">algorithm </text:span>is to read through a variety of text files to generate a matrix of Markov state-transitions. Then after the matrix has been built, we start off with a seed word, and then we use that seed to make a Markov chain of other random words, finally ending when a period is reached.</text:p>
      <text:p text:style-name="P26">To create a matrix of transitions we begin by reading through a text file. For each word in the text file, we capture the next word, and add that as a possible word to transition to. <text:span text:style-name="T69">A</text:span> simple example <text:span text:style-name="T69">will help illustrate the process</text:span>.</text:p>
      <text:p text:style-name="P26">Given the sentence:</text:p>
      <text:p text:style-name="P33">The hat is on the rat.</text:p>
      <text:p text:style-name="P26">We would record the following different transitions:</text:p>
      <text:p text:style-name="P56"><text:span text:style-name="Source_20_Text"><text:span text:style-name="T59">the: hat, rat</text:span></text:span></text:p>
      <text:p text:style-name="P56"><text:span text:style-name="Source_20_Text"><text:span text:style-name="T59">hat: is</text:span></text:span></text:p>
      <text:p text:style-name="P56"><text:span text:style-name="Source_20_Text"><text:span text:style-name="T59">is : on</text:span></text:span></text:p>
      <text:p text:style-name="P56"><text:span text:style-name="Source_20_Text"><text:span text:style-name="T59">on : the</text:span></text:span></text:p>
      <text:p text:style-name="P40"><text:span text:style-name="Source_20_Text"><text:span text:style-name="T59">rat: .</text:span></text:span></text:p>
      <text:p text:style-name="P26">These transitions can generate four different possible sentences starting with <text:span text:style-name="T70">the seed </text:span>"The":</text:p>
      <text:p text:style-name="P33">The hat is on the rat.</text:p>
      <text:p text:style-name="P33">The hat is on the hat <text:span text:style-name="T72">is on the rat</text:span>.</text:p>
      <text:p text:style-name="P33">The rat is on the rat.</text:p>
      <text:p text:style-name="P33">The rat is on the hat <text:span text:style-name="T72">is on the rat</text:span>.</text:p>
      <text:p text:style-name="P29">In order to implement this with a computer we need to make a few design decisions from the outset. <text:span text:style-name="T71">The first and most important decision is deciding on how will we represent the matrix of Markov state-transitions. A naive implementation would follow the math perfectly and create a matrix as follows.</text:span></text:p>
      <text:p text:style-name="P30">For every word present in the corpus, we would create a co<text:span text:style-name="T72">lumn and a row in the matrix of Markov state-transitions. So, for our toy example, we would have a matrix that looked lik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table-cell table:style-name="Table1.A1" office:value-type="string">
            <text:p text:style-name="P59"/>
          </table:table-cell>
          <table:table-cell table:style-name="Table1.A1" office:value-type="string">
            <text:p text:style-name="P61">the</text:p>
          </table:table-cell>
          <table:table-cell table:style-name="Table1.A1" office:value-type="string">
            <text:p text:style-name="P61">hat</text:p>
          </table:table-cell>
          <table:table-cell table:style-name="Table1.A1" office:value-type="string">
            <text:p text:style-name="P61">is</text:p>
          </table:table-cell>
          <table:table-cell table:style-name="Table1.A1" office:value-type="string">
            <text:p text:style-name="P61">on</text:p>
          </table:table-cell>
          <table:table-cell table:style-name="Table1.A1" office:value-type="string">
            <text:p text:style-name="P61">rat</text:p>
          </table:table-cell>
          <table:table-cell table:style-name="Table1.G1" office:value-type="string">
            <text:p text:style-name="P62">.</text:p>
          </table:table-cell>
        </table:table-row>
        <table:table-row>
          <table:table-cell table:style-name="Table1.A2" office:value-type="string">
            <text:p text:style-name="P61">the</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1</text:p>
          </table:table-cell>
          <table:table-cell table:style-name="Table1.A2" office:value-type="string">
            <text:p text:style-name="P60">0</text:p>
          </table:table-cell>
          <table:table-cell table:style-name="Table1.G2" office:value-type="string">
            <text:p text:style-name="P60">0</text:p>
          </table:table-cell>
        </table:table-row>
        <table:table-row>
          <table:table-cell table:style-name="Table1.A2" office:value-type="string">
            <text:p text:style-name="P61">hat</text:p>
          </table:table-cell>
          <table:table-cell table:style-name="Table1.A2" office:value-type="string">
            <text:p text:style-name="P60">1/2</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G2" office:value-type="string">
            <text:p text:style-name="P60">0</text:p>
          </table:table-cell>
        </table:table-row>
        <table:table-row>
          <table:table-cell table:style-name="Table1.A2" office:value-type="string">
            <text:p text:style-name="P61">is</text:p>
          </table:table-cell>
          <table:table-cell table:style-name="Table1.A2" office:value-type="string">
            <text:p text:style-name="P60">0</text:p>
          </table:table-cell>
          <table:table-cell table:style-name="Table1.A2" office:value-type="string">
            <text:p text:style-name="P60">1</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G2" office:value-type="string">
            <text:p text:style-name="P60">0</text:p>
          </table:table-cell>
        </table:table-row>
        <table:table-row>
          <table:table-cell table:style-name="Table1.A2" office:value-type="string">
            <text:p text:style-name="P61">on</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1</text:p>
          </table:table-cell>
          <table:table-cell table:style-name="Table1.A2" office:value-type="string">
            <text:p text:style-name="P60">0</text:p>
          </table:table-cell>
          <table:table-cell table:style-name="Table1.A2" office:value-type="string">
            <text:p text:style-name="P60">0</text:p>
          </table:table-cell>
          <table:table-cell table:style-name="Table1.G2" office:value-type="string">
            <text:p text:style-name="P60">0</text:p>
          </table:table-cell>
        </table:table-row>
        <table:table-row>
          <table:table-cell table:style-name="Table1.A2" office:value-type="string">
            <text:p text:style-name="P61">rat</text:p>
          </table:table-cell>
          <table:table-cell table:style-name="Table1.A2" office:value-type="string">
            <text:p text:style-name="P60">1/2</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G2" office:value-type="string">
            <text:p text:style-name="P60">0</text:p>
          </table:table-cell>
        </table:table-row>
        <table:table-row>
          <table:table-cell table:style-name="Table1.A2" office:value-type="string">
            <text:p text:style-name="P62">.</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0</text:p>
          </table:table-cell>
          <table:table-cell table:style-name="Table1.A2" office:value-type="string">
            <text:p text:style-name="P60">1</text:p>
          </table:table-cell>
          <table:table-cell table:style-name="Table1.G2" office:value-type="string">
            <text:p text:style-name="P60">0</text:p>
          </table:table-cell>
        </table:table-row>
      </table:table>
      <text:p text:style-name="P30"/>
      <text:p text:style-name="P29"><text:s/>As one can easily imagine, as the corpus of words grows large, a matrix representation grows increasingly unwieldy. <text:s/>Fortunately, as the makers of ELIZA discovered 50 years ago, a hash table can describe this data both efficiently in terms of space and in terms of the look-up times. While the intricacies of a hash table are outside the scope of this paper, it is sufficient to note that a hash table can store a key-value pair that is accessible in constant time. What this means is that if you want to find the words that, for example, “the” transitions to, one needs only look-up “the” in the hash-table and in constant time a list would be returned with the values “hat” and “rat”. <text:s text:c="2"/></text:p>
      <text:p text:style-name="P26">Below, I have implemented a quick version of this using Python. I will use only one book, “<text:span text:style-name="T99">Alice in Wonderland”</text:span>, <text:span text:style-name="T70">at this stage</text:span>. I will generate a a hash table with all the <text:span text:style-name="T70">possibilities</text:span> that were in that book.</text:p>
      <text:p text:style-name="P26"/>
      <text:p text:style-name="P35">alice <text:span text:style-name="T47">=</text:span> <text:span text:style-name="T40">open</text:span>(<text:span text:style-name="T49">"text/alice_in_wonderland.txt"</text:span>)<text:span text:style-name="T47">.</text:span>readlines()</text:p>
      <text:p text:style-name="P53"/>
      <text:p text:style-name="P43"><text:span text:style-name="T77">hashTable</text:span> <text:span text:style-name="T47">=</text:span> {}</text:p>
      <text:p text:style-name="P43"/>
      <text:p text:style-name="P42"><text:span text:style-name="T41">for</text:span> j <text:span text:style-name="T51">in</text:span> <text:span text:style-name="T40">range</text:span>(<text:span text:style-name="T40">len</text:span>(alice)):</text:p>
      <text:p text:style-name="P44"><text:s text:c="4"/><text:span text:style-name="T53">line </text:span><text:span text:style-name="T48">=</text:span><text:span text:style-name="T53"> alice[j]</text:span><text:span text:style-name="T48">.</text:span><text:span text:style-name="T53">strip()</text:span><text:span text:style-name="T48">.</text:span><text:span text:style-name="T53">split()</text:span></text:p>
      <text:p text:style-name="P44"><text:s text:c="4"/><text:span text:style-name="T44">for</text:span><text:span text:style-name="T53"> i </text:span><text:span text:style-name="T52">in</text:span><text:span text:style-name="T53"> </text:span><text:span text:style-name="T43">range</text:span><text:span text:style-name="T53">(</text:span><text:span text:style-name="T43">len</text:span><text:span text:style-name="T53">(line)</text:span><text:span text:style-name="T48">-1</text:span><text:span text:style-name="T53">):</text:span></text:p>
      <text:p text:style-name="P44"><text:s text:c="8"/><text:span text:style-name="T44">try</text:span><text:span text:style-name="T53">:</text:span></text:p>
      <text:p text:style-name="P44"><text:s text:c="12"/><text:span text:style-name="T55">h</text:span><text:span text:style-name="T54">ashTable</text:span><text:span text:style-name="T53">[line[i]]</text:span><text:span text:style-name="T48">.</text:span><text:span text:style-name="T53">append(line[i</text:span><text:span text:style-name="T48">+1</text:span><text:span text:style-name="T53">])</text:span></text:p>
      <text:p text:style-name="P44"><text:s text:c="8"/><text:span text:style-name="T44">except</text:span><text:span text:style-name="T53"> </text:span><text:span text:style-name="T57">KeyError</text:span><text:span text:style-name="T53">:</text:span></text:p>
      <text:p text:style-name="P44"><text:s text:c="12"/><text:span text:style-name="T55">h</text:span><text:span text:style-name="T54">ashTable</text:span><text:span text:style-name="T53">[line[i]] </text:span><text:span text:style-name="T48">=</text:span><text:span text:style-name="T53"> [line[i</text:span><text:span text:style-name="T48">+1</text:span><text:span text:style-name="T53">]]</text:span></text:p>
      <text:p text:style-name="P26"/>
      <text:p text:style-name="P24">After creating the hash table, we <text:span text:style-name="T75">are</text:span> now <text:span text:style-name="T75">ready to </text:span>generate random sentences. <text:span text:style-name="T75">Just as in our toy example, what we must first do is start with a seed word to begin our sentence with, I have chosen to start with the word “Alice”. Looking up “Alice” in our hash table returns a rather long list of words, of which I will only display the first few:</text:span></text:p>
      <text:p text:style-name="P7"/>
      <text:p text:style-name="P39">'added', 'after', 'again,', 'again,', 'again.', 'alone', 'aloud,', 'an', 'and', 'and', 'answered', 'appeared,', 'as', 'as', 'as', 'asked', 'asked.', 'asked.', 'began', 'began', 'began', 'began', 'began', 'began,', 'by', 'called', 'called', 'caught', 'cautiously', 'cautiously', 'coming.', 'considered', 'could', 'could', 'could', 'could', 'could', 'could', 'could', 'could', 'could', 'could', 'could', 'crouched', 'dear!”', 'desperately:', 'did', 'did', 'did', 'did', 'did', 'did', 'did', 'did', 'did', 'didn’t', 'dodged', 'doubtfully:', 'felt', 'felt', 'felt', <text:soft-page-break/>'felt', 'felt', 'folded', 'for', 'for', 'found', 'gave', 'gently', 'glanced', 'got', 'guessed', 'guessed', 'had', 'had', 'had', 'had', 'had', 'had', 'had', 'had', 'had', 'hastily', 'hastily', 'hastily', …</text:p>
      <text:p text:style-name="P54"/>
      <text:p text:style-name="P55"><text:s/></text:p>
      <text:p text:style-name="P31">From this list of words, the algorithm will randomly choose one word. Because these words all followed the word “Alice” in the original text, it is guaranteed that, at least in some sense, these words can be considered contextually correct. <text:s/></text:p>
      <text:p text:style-name="P31">It also is important to point out that although it picks a word at random from this list, not all words have an equal chance of being picked. For example, “alone” shows up in this list only one time, whereas, “had” shows up in the list nine times and therefore has a probability of being chosen nine times more often than “alone”.</text:p>
      <text:p text:style-name="P27"><text:span text:style-name="T76">After choosing a word to follow “Alice”, the algorithm then repeats itself looking at words that follow that word, and continues in this manner until finally reaching a period, at which point the algorithm stops. <text:s/></text:span>Below <text:span text:style-name="T77">is my code to implement this:</text:span></text:p>
      <text:p text:style-name="P35"><text:span text:style-name="T41">from</text:span> <text:span text:style-name="T45">random</text:span> <text:span text:style-name="T41">import</text:span> choice</text:p>
      <text:p text:style-name="P53"/>
      <text:p text:style-name="P44"><text:span text:style-name="T44">for</text:span><text:span text:style-name="T53"> i </text:span><text:span text:style-name="T52">in</text:span><text:span text:style-name="T53"> </text:span><text:span text:style-name="T43">range</text:span><text:span text:style-name="T53">(</text:span><text:span text:style-name="T48">10</text:span><text:span text:style-name="T53">):</text:span></text:p>
      <text:p text:style-name="P44"><text:s text:c="4"/><text:span text:style-name="T53">mySentence </text:span><text:span text:style-name="T48">=</text:span><text:span text:style-name="T53"> [</text:span><text:span text:style-name="T50">"Alice"</text:span><text:span text:style-name="T53">]</text:span></text:p>
      <text:p text:style-name="P44"><text:s text:c="4"/><text:span text:style-name="T44">while</text:span><text:span text:style-name="T53"> </text:span><text:span text:style-name="T44">True</text:span><text:span text:style-name="T53">:</text:span></text:p>
      <text:p text:style-name="P44"><text:s text:c="8"/><text:span text:style-name="T53">i </text:span><text:span text:style-name="T48">=</text:span><text:span text:style-name="T53"> </text:span><text:span text:style-name="T43">len</text:span><text:span text:style-name="T53">(mySentence)</text:span><text:span text:style-name="T48">-1</text:span></text:p>
      <text:p text:style-name="P44"><text:s text:c="8"/><text:span text:style-name="T44">if</text:span><text:span text:style-name="T53">(mySentence[i][</text:span><text:span text:style-name="T48">-1</text:span><text:span text:style-name="T53">] </text:span><text:span text:style-name="T48">==</text:span><text:span text:style-name="T53"> </text:span><text:span text:style-name="T50">"."</text:span><text:span text:style-name="T53">):</text:span></text:p>
      <text:p text:style-name="P44"><text:s text:c="12"/><text:span text:style-name="T44">break</text:span></text:p>
      <text:p text:style-name="P44"><text:s text:c="8"/><text:span text:style-name="T44">try</text:span><text:span text:style-name="T53">: <text:s text:c="3"/></text:span></text:p>
      <text:p text:style-name="P44"><text:s text:c="12"/><text:span text:style-name="T53">nextWord </text:span><text:span text:style-name="T48">=</text:span><text:span text:style-name="T53"> choice(</text:span><text:span text:style-name="T55">hashTable</text:span><text:span text:style-name="T53">[mySentence[i]])</text:span></text:p>
      <text:p text:style-name="P44"><text:s text:c="12"/><text:span text:style-name="T53">mySentence</text:span><text:span text:style-name="T48">.</text:span><text:span text:style-name="T53">append(nextWord)</text:span></text:p>
      <text:p text:style-name="P44"><text:s text:c="8"/><text:span text:style-name="T44">except</text:span><text:span text:style-name="T53"> </text:span><text:span text:style-name="T57">KeyError</text:span><text:span text:style-name="T53">:</text:span></text:p>
      <text:p text:style-name="P44"><text:s text:c="12"/><text:span text:style-name="T44">break</text:span></text:p>
      <text:p text:style-name="P53"/>
      <text:p text:style-name="P45"><text:s text:c="4"/><text:span text:style-name="T43">print</text:span><text:span text:style-name="T53">(</text:span><text:span text:style-name="T50">" "</text:span><text:span text:style-name="T48">.</text:span><text:span text:style-name="T53">join(mySentence)) </text:span></text:p>
      <text:p text:style-name="P47"/>
      <text:p text:style-name="P47"/>
      <text:p text:style-name="P47"><text:span text:style-name="T61">Below is a representative sample of typical output: </text:span><text:span text:style-name="T53"><text:s/></text:span></text:p>
      <text:p text:style-name="P38"/>
      <text:p text:style-name="P50"/>
      <text:p text:style-name="P50">Alice called out, and, when she couldn’t cut your tongue, Ma!” said the March Hare.</text:p>
      <text:p text:style-name="P49"/>
      <text:p text:style-name="P50">Alice went on her eyes—and still running a sort of life.</text:p>
      <text:p text:style-name="P50"/>
      <text:p text:style-name="P50">Alice had put my right ear to touch her.</text:p>
      <text:p text:style-name="P50"/>
      <text:p text:style-name="P50">Alice more questions about it, and on puzzling question; and, as you see.</text:p>
      <text:p text:style-name="P50"/>
      <text:p text:style-name="P50"/>
      <text:p text:style-name="P26">As you can see, none of these sentences <text:span text:style-name="T81">could be subjectively considered English.</text:span> <text:span text:style-name="T78">After running the program many times, and reading over maybe 50 such sentences, I found zero sentences that I would consider to be an actual grammatically correct and understandable sentence</text:span>. <text:span text:style-name="T81">To help make the </text:span><text:soft-page-break/><text:span text:style-name="T81">algorithm produce better results, instead of only looking at one seed word to generate the next word, we will examine the possibility of using several words together to generate the next word.</text:span></text:p>
      <text:p text:style-name="P63">Supplementing the Model with N-word Markov Chains </text:p>
      <text:p text:style-name="P28"><text:span text:style-name="T83">We supplement the previous model by considering a model that</text:span> instead of only looking at the previous one word back can instead look at the two words that came previously, or even look at the three words that came before. <text:span text:style-name="T83">To make this clear, let us look at how we could use the two previous words to generate a Markov transition-matrix using our previous example:</text:span></text:p>
      <text:p text:style-name="P26">Given the sentence:</text:p>
      <text:p text:style-name="P33">The hat is on the rat.</text:p>
      <text:p text:style-name="P26">We would record the following different transitions:</text:p>
      <text:p text:style-name="P56"><text:span text:style-name="Source_20_Text"><text:span text:style-name="T59">the hat: is</text:span></text:span></text:p>
      <text:p text:style-name="P56"><text:span text:style-name="Source_20_Text"><text:span text:style-name="T59">hat is : on</text:span></text:span></text:p>
      <text:p text:style-name="P56"><text:span text:style-name="Source_20_Text"><text:span text:style-name="T59">is on <text:s/>: the</text:span></text:span></text:p>
      <text:p text:style-name="P56"><text:span text:style-name="Source_20_Text"><text:span text:style-name="T59">on the : rat</text:span></text:span></text:p>
      <text:p text:style-name="P40"><text:span text:style-name="Source_20_Text"><text:span text:style-name="T59">the rat: .</text:span></text:span></text:p>
      <text:p text:style-name="P77">If we instead wish to record the three previous words, our transitions would look like:</text:p>
      <text:p text:style-name="P58"><text:span text:style-name="Source_20_Text"><text:span text:style-name="T59">the hat </text:span></text:span><text:span text:style-name="Source_20_Text"><text:span text:style-name="T60">is</text:span></text:span><text:span text:style-name="Source_20_Text"><text:span text:style-name="T59">: </text:span></text:span><text:span text:style-name="Source_20_Text"><text:span text:style-name="T60">on</text:span></text:span></text:p>
      <text:p text:style-name="P58"><text:span text:style-name="Source_20_Text"><text:span text:style-name="T60">hat </text:span></text:span><text:span text:style-name="Source_20_Text"><text:span text:style-name="T59">is on: the</text:span></text:span></text:p>
      <text:p text:style-name="P58"><text:span text:style-name="Source_20_Text"><text:span text:style-name="T60">is </text:span></text:span><text:span text:style-name="Source_20_Text"><text:span text:style-name="T59">on the : rat</text:span></text:span></text:p>
      <text:p text:style-name="P41"><text:span text:style-name="Source_20_Text"><text:span text:style-name="T60">on </text:span></text:span><text:span text:style-name="Source_20_Text"><text:span text:style-name="T59">the rat: .</text:span></text:span></text:p>
      <text:p text:style-name="P25"><text:span text:style-name="T83">To implement this in Python, we must first</text:span> import a few tools:</text:p>
      <text:p text:style-name="P35"><text:span text:style-name="T41">from</text:span> <text:span text:style-name="T45">numpy.random</text:span> <text:span text:style-name="T41">import</text:span> choice</text:p>
      <text:p text:style-name="P43"><text:span text:style-name="T42">from </text:span><text:span text:style-name="T45">numpy</text:span> <text:span text:style-name="T42">import</text:span> <text:span text:style-name="T46">repeat</text:span></text:p>
      <text:p text:style-name="P51"/>
      <text:p text:style-name="P26">Next, we open up our example text, "Alice in Wonderland", <text:span text:style-name="T83">a</text:span>nd create three hash tables: one for chains that look back one word at a time, one for chains where we look at the previous two words, and one for chains where we look three words back.</text:p>
      <text:p text:style-name="P35">alice <text:span text:style-name="T47">=</text:span> <text:span text:style-name="T40">open</text:span>(<text:span text:style-name="T49">"text/alice_in_wonderland.txt"</text:span>)<text:span text:style-name="T47">.</text:span>readlines()</text:p>
      <text:p text:style-name="P53"/>
      <text:p text:style-name="P43"><text:span text:style-name="T83">oneHash</text:span> <text:span text:style-name="T47">=</text:span> {}</text:p>
      <text:p text:style-name="P43">two<text:span text:style-name="T83">Hash</text:span> <text:span text:style-name="T47">=</text:span> {}</text:p>
      <text:p text:style-name="P43">three<text:span text:style-name="T83">Hash</text:span> <text:span text:style-name="T47">=</text:span> {}</text:p>
      <text:p text:style-name="P43"><text:span text:style-name="T41">for</text:span> j <text:span text:style-name="T51">in</text:span> <text:span text:style-name="T40">range</text:span>(<text:span text:style-name="T40">len</text:span>(alice)): <text:s text:c="2"/></text:p>
      <text:p text:style-name="P44"><text:s text:c="4"/><text:span text:style-name="T53">line </text:span><text:span text:style-name="T48">=</text:span><text:span text:style-name="T53"> alice[j]</text:span><text:span text:style-name="T48">.</text:span><text:span text:style-name="T53">strip()</text:span><text:span text:style-name="T48">.</text:span><text:span text:style-name="T53">split()</text:span></text:p>
      <text:p text:style-name="P44"><text:s text:c="4"/><text:span text:style-name="T44">for</text:span><text:span text:style-name="T53"> i </text:span><text:span text:style-name="T52">in</text:span><text:span text:style-name="T53"> </text:span><text:span text:style-name="T43">range</text:span><text:span text:style-name="T53">(</text:span><text:span text:style-name="T43">len</text:span><text:span text:style-name="T53">(line)</text:span><text:span text:style-name="T48">-1</text:span><text:span text:style-name="T53">):</text:span></text:p>
      <text:p text:style-name="P44"><text:s text:c="8"/><text:span text:style-name="T44">try</text:span><text:span text:style-name="T53">:</text:span></text:p>
      <text:p text:style-name="P44"><text:s text:c="12"/><text:span text:style-name="T83">oneHash</text:span><text:span text:style-name="T53">[line[i]]</text:span><text:span text:style-name="T48">.</text:span><text:span text:style-name="T53">append(line[i</text:span><text:span text:style-name="T48">+1</text:span><text:span text:style-name="T53">])</text:span></text:p>
      <text:p text:style-name="P44"><text:s text:c="8"/><text:span text:style-name="T44">except</text:span><text:span text:style-name="T53"> </text:span><text:span text:style-name="T57">KeyError</text:span><text:span text:style-name="T53">:</text:span></text:p>
      <text:p text:style-name="P44"><text:s text:c="12"/><text:span text:style-name="T83">oneHash</text:span><text:span text:style-name="T53">[line[i]] </text:span><text:span text:style-name="T48">=</text:span><text:span text:style-name="T53"> [line[i</text:span><text:span text:style-name="T48">+1</text:span><text:span text:style-name="T53">]]</text:span></text:p>
      <text:p text:style-name="P44"><text:s text:c="8"/><text:span text:style-name="T44">if</text:span><text:span text:style-name="T53">(i</text:span><text:span text:style-name="T48">&gt;0</text:span><text:span text:style-name="T53">):</text:span></text:p>
      <text:p text:style-name="P44"><text:s text:c="12"/><text:span text:style-name="T44">try</text:span><text:span text:style-name="T53">: </text:span></text:p>
      <text:p text:style-name="P44"><text:s text:c="16"/><text:span text:style-name="T53">two</text:span><text:span text:style-name="T56">Hash</text:span><text:span text:style-name="T53">[(line[i</text:span><text:span text:style-name="T48">-1</text:span><text:span text:style-name="T53">], line[i])]</text:span><text:span text:style-name="T48">.</text:span><text:span text:style-name="T53">append(line[i</text:span><text:span text:style-name="T48">+1</text:span><text:span text:style-name="T53">])</text:span></text:p>
      <text:p text:style-name="P44"><text:soft-page-break/><text:s text:c="12"/><text:span text:style-name="T44">except</text:span><text:span text:style-name="T53"> </text:span><text:span text:style-name="T57">KeyError</text:span><text:span text:style-name="T53">:</text:span></text:p>
      <text:p text:style-name="P44"><text:s text:c="16"/><text:span text:style-name="T53">two</text:span><text:span text:style-name="T56">Hash</text:span><text:span text:style-name="T53">[(line[i</text:span><text:span text:style-name="T48">-1</text:span><text:span text:style-name="T53">], line[i])] </text:span><text:span text:style-name="T48">=</text:span><text:span text:style-name="T53"> [line[i</text:span><text:span text:style-name="T48">+1</text:span><text:span text:style-name="T53">]]</text:span></text:p>
      <text:p text:style-name="P44"><text:s text:c="8"/><text:span text:style-name="T44">if</text:span><text:span text:style-name="T53">(i</text:span><text:span text:style-name="T48">&gt;1</text:span><text:span text:style-name="T53">):</text:span></text:p>
      <text:p text:style-name="P44"><text:s text:c="12"/><text:span text:style-name="T44">try</text:span><text:span text:style-name="T53">: </text:span></text:p>
      <text:p text:style-name="P44"><text:s text:c="16"/><text:span text:style-name="T53">three</text:span><text:span text:style-name="T56">Hash</text:span><text:span text:style-name="T53">[(line[i</text:span><text:span text:style-name="T48">-2</text:span><text:span text:style-name="T53">], line[i</text:span><text:span text:style-name="T48">-1</text:span><text:span text:style-name="T53">], line[i])]</text:span><text:span text:style-name="T48">.</text:span><text:span text:style-name="T53">append(line[i</text:span><text:span text:style-name="T48">+1</text:span><text:span text:style-name="T53">])</text:span></text:p>
      <text:p text:style-name="P44"><text:s text:c="12"/><text:span text:style-name="T44">except</text:span><text:span text:style-name="T53"> </text:span><text:span text:style-name="T57">KeyError</text:span><text:span text:style-name="T53">:</text:span></text:p>
      <text:p text:style-name="P44"><text:s text:c="16"/><text:span text:style-name="T53">three</text:span><text:span text:style-name="T56">Hash</text:span><text:span text:style-name="T53">[(line[i</text:span><text:span text:style-name="T48">-2</text:span><text:span text:style-name="T53">], line[i</text:span><text:span text:style-name="T48">-1</text:span><text:span text:style-name="T53">], line[i])] </text:span><text:span text:style-name="T48">=</text:span><text:span text:style-name="T53"> [line[i</text:span><text:span text:style-name="T48">+1</text:span><text:span text:style-name="T53">]] <text:s text:c="7"/></text:span></text:p>
      <text:p text:style-name="P26"/>
      <text:p text:style-name="P26">After generating the hash tables, we are ready to create a few sentences.</text:p>
      <text:p text:style-name="P26">We must give the algorithm a seed word, after that, the algorithm will stop once it hits a period for the first time (sometimes other errors can occur, and I have made the algorithm break when there is an error as well).</text:p>
      <text:p text:style-name="P26">I have weighted the words so that chains that look back three words are weighted more heavily then chains that look back only two words, which are weighted more heavily than chains that look back only one word.</text:p>
      <text:p text:style-name="P36"><text:span text:style-name="T44">for</text:span><text:span text:style-name="T53"> i </text:span><text:span text:style-name="T52">in</text:span><text:span text:style-name="T53"> </text:span><text:span text:style-name="T43">range</text:span><text:span text:style-name="T53">(</text:span><text:span text:style-name="T48">20</text:span><text:span text:style-name="T53">):</text:span></text:p>
      <text:p text:style-name="P44"><text:s text:c="4"/><text:span text:style-name="T53">mySentence </text:span><text:span text:style-name="T48">=</text:span><text:span text:style-name="T53"> [</text:span><text:span text:style-name="T50">"The"</text:span><text:span text:style-name="T53">]</text:span></text:p>
      <text:p text:style-name="P44"><text:s text:c="4"/><text:span text:style-name="T44">while</text:span><text:span text:style-name="T53"> </text:span><text:span text:style-name="T44">True</text:span><text:span text:style-name="T53">:</text:span></text:p>
      <text:p text:style-name="P44"><text:s text:c="8"/><text:span text:style-name="T53">i </text:span><text:span text:style-name="T48">=</text:span><text:span text:style-name="T53"> </text:span><text:span text:style-name="T43">len</text:span><text:span text:style-name="T53">(mySentence)</text:span><text:span text:style-name="T48">-1</text:span></text:p>
      <text:p text:style-name="P44"><text:s text:c="8"/><text:span text:style-name="T44">if</text:span><text:span text:style-name="T53">(mySentence[i][</text:span><text:span text:style-name="T48">-1</text:span><text:span text:style-name="T53">] </text:span><text:span text:style-name="T48">==</text:span><text:span text:style-name="T53"> </text:span><text:span text:style-name="T50">"."</text:span><text:span text:style-name="T53">):</text:span></text:p>
      <text:p text:style-name="P44"><text:s text:c="12"/><text:span text:style-name="T44">if</text:span><text:span text:style-name="T53">(mySentence[i][</text:span><text:span text:style-name="T48">-3</text:span><text:span text:style-name="T53">:] </text:span><text:span text:style-name="T48">==</text:span><text:span text:style-name="T53"> </text:span><text:span text:style-name="T50">"Mr."</text:span><text:span text:style-name="T53">):</text:span></text:p>
      <text:p text:style-name="P44"><text:s text:c="16"/><text:span text:style-name="T44">pass</text:span></text:p>
      <text:p text:style-name="P44"><text:s text:c="12"/><text:span text:style-name="T44">else</text:span><text:span text:style-name="T53">:</text:span></text:p>
      <text:p text:style-name="P44"><text:s text:c="16"/><text:span text:style-name="T44">break</text:span></text:p>
      <text:p text:style-name="P44"><text:s text:c="8"/><text:span text:style-name="T44">try</text:span><text:span text:style-name="T53">: </text:span></text:p>
      <text:p text:style-name="P44"><text:s text:c="12"/><text:span text:style-name="T53">myChoicesOne </text:span><text:span text:style-name="T48">=</text:span><text:span text:style-name="T53"> </text:span><text:span text:style-name="T56">oneHash</text:span><text:span text:style-name="T53">[mySentence[i]]</text:span></text:p>
      <text:p text:style-name="P44"><text:s text:c="12"/><text:span text:style-name="T53">myChoicesTwo </text:span><text:span text:style-name="T48">=</text:span><text:span text:style-name="T53"> []</text:span></text:p>
      <text:p text:style-name="P44"><text:s text:c="12"/><text:span text:style-name="T53">myChoicesThree </text:span><text:span text:style-name="T48">=</text:span><text:span text:style-name="T53"> []</text:span></text:p>
      <text:p text:style-name="P44"><text:s text:c="12"/><text:span text:style-name="T44">if</text:span><text:span text:style-name="T53"> i</text:span><text:span text:style-name="T48">&gt;0</text:span><text:span text:style-name="T53">:</text:span></text:p>
      <text:p text:style-name="P44"><text:s text:c="16"/><text:span text:style-name="T44">try</text:span><text:span text:style-name="T53">:</text:span></text:p>
      <text:p text:style-name="P44"><text:s text:c="20"/><text:span text:style-name="T53">myChoicesTwo </text:span><text:span text:style-name="T48">=</text:span><text:span text:style-name="T53"> two</text:span><text:span text:style-name="T56">Hash</text:span><text:span text:style-name="T53">[(mySentence[i</text:span><text:span text:style-name="T48">-1</text:span><text:span text:style-name="T53">], mySentence[i])]</text:span></text:p>
      <text:p text:style-name="P44"><text:s text:c="16"/><text:span text:style-name="T44">except</text:span><text:span text:style-name="T53"> </text:span><text:span text:style-name="T57">KeyError</text:span><text:span text:style-name="T53">:</text:span></text:p>
      <text:p text:style-name="P44"><text:s text:c="20"/><text:span text:style-name="T44">pass</text:span></text:p>
      <text:p text:style-name="P44"><text:s text:c="12"/><text:span text:style-name="T44">if</text:span><text:span text:style-name="T53"> i</text:span><text:span text:style-name="T48">&gt;</text:span><text:span text:style-name="T53"> </text:span><text:span text:style-name="T48">1</text:span><text:span text:style-name="T53">:</text:span></text:p>
      <text:p text:style-name="P44"><text:s text:c="16"/><text:span text:style-name="T44">try</text:span><text:span text:style-name="T53">:</text:span></text:p>
      <text:p text:style-name="P44"><text:s text:c="20"/><text:span text:style-name="T53">myChoicesThree </text:span><text:span text:style-name="T48">=</text:span><text:span text:style-name="T53"> three</text:span><text:span text:style-name="T56">Hash</text:span><text:span text:style-name="T53">[(mySentence[i</text:span><text:span text:style-name="T48">-2</text:span><text:span text:style-name="T53">], mySentence[i</text:span><text:span text:style-name="T48">-1</text:span><text:span text:style-name="T53">], mySentence[i])]</text:span></text:p>
      <text:p text:style-name="P44"><text:s text:c="16"/><text:span text:style-name="T44">except</text:span><text:span text:style-name="T53"> </text:span><text:span text:style-name="T57">KeyError</text:span><text:span text:style-name="T53">:</text:span></text:p>
      <text:p text:style-name="P44"><text:s text:c="20"/><text:span text:style-name="T44">pass</text:span> <text:s text:c="11"/></text:p>
      <text:p text:style-name="P44"><text:s text:c="12"/><text:span text:style-name="T53">myChoices </text:span><text:span text:style-name="T48">=</text:span><text:span text:style-name="T53"> myChoicesOne </text:span><text:span text:style-name="T48">+</text:span><text:span text:style-name="T53"> myChoicesTwo </text:span><text:span text:style-name="T48">+</text:span><text:span text:style-name="T53"> myChoicesThree</text:span></text:p>
      <text:p text:style-name="P44"><text:s text:c="12"/><text:span text:style-name="T53">prob </text:span><text:span text:style-name="T48">=</text:span><text:span text:style-name="T53"> np</text:span><text:span text:style-name="T48">.</text:span><text:span text:style-name="T53">concatenate((repeat(</text:span><text:span text:style-name="T48">1</text:span><text:span text:style-name="T53">,</text:span><text:span text:style-name="T43">len</text:span><text:span text:style-name="T53">(myChoicesOne)),repeat(</text:span><text:span text:style-name="T48">10</text:span><text:span text:style-name="T53">,</text:span><text:span text:style-name="T43">len</text:span><text:span text:style-name="T53">(myChoicesTwo)), repeat(</text:span><text:span text:style-name="T48">100</text:span><text:span text:style-name="T53">,</text:span><text:span text:style-name="T43">len</text:span><text:span text:style-name="T53">(myChoicesThree))))</text:span></text:p>
      <text:p text:style-name="P44"><text:s text:c="16"/></text:p>
      <text:p text:style-name="P44"><text:s text:c="12"/><text:span text:style-name="T53">nextWord </text:span><text:span text:style-name="T48">=</text:span><text:span text:style-name="T53"> choice(myChoices, p </text:span><text:span text:style-name="T48">=</text:span><text:span text:style-name="T53"> prob</text:span><text:span text:style-name="T48">/</text:span><text:span text:style-name="T43">sum</text:span><text:span text:style-name="T53">(prob))</text:span></text:p>
      <text:p text:style-name="P44"><text:s text:c="12"/><text:span text:style-name="T53">mySentence</text:span><text:span text:style-name="T48">.</text:span><text:span text:style-name="T53">append(nextWord)</text:span></text:p>
      <text:p text:style-name="P44"><text:s text:c="8"/><text:span text:style-name="T44">except</text:span><text:span text:style-name="T53"> </text:span><text:span text:style-name="T57">KeyError</text:span><text:span text:style-name="T53">:</text:span></text:p>
      <text:p text:style-name="P44"><text:s text:c="12"/><text:span text:style-name="T44">break</text:span></text:p>
      <text:p text:style-name="P53"/>
      <text:p text:style-name="P46"><text:s text:c="4"/><text:span text:style-name="T43">print</text:span><text:span text:style-name="T53">(</text:span><text:span text:style-name="T50">" "</text:span><text:span text:style-name="T48">.</text:span><text:span text:style-name="T53">join(mySentence)) <text:s/></text:span></text:p>
      <text:p text:style-name="P48"><text:soft-page-break/></text:p>
      <text:p text:style-name="P78"/>
      <text:p text:style-name="P79">Below is a representative sample of typical output:</text:p>
      <text:p text:style-name="P37"/>
      <text:p text:style-name="P50">The question is, what did the Dormouse say?” one of the jury asked.</text:p>
      <text:p text:style-name="P50"/>
      <text:p text:style-name="P50">The Hatter was the first to break the silence.</text:p>
      <text:p text:style-name="P50"/>
      <text:p text:style-name="P50">The White Rabbit put on his spectacles and looked anxiously round, to make out which were the two sides of it;—and, as it turned a corner, “Oh my ears and whiskers, how late it’s getting!” She was close behind her, listening: so she went back to the croquet ground.</text:p>
      <text:p text:style-name="P50"/>
      <text:p text:style-name="P50">The Cat seemed to think this a good opportunity for showing off her knowledge, as there was mouth enough for it to speak with.</text:p>
      <text:p text:style-name="P50"/>
      <text:p text:style-name="P50">The King turned pale, and shut his eyes.</text:p>
      <text:p text:style-name="P50"/>
      <text:p text:style-name="P50">The cook threw a voice she had forgotten the little golden key, and unlocking the whole head appeared, and then nodded.</text:p>
      <text:p text:style-name="P50"/>
      <text:p text:style-name="P50">The Knave shook his head mournfully.</text:p>
      <text:p text:style-name="P50"/>
      <text:p text:style-name="P50">The Knave did so, very carefully, with one foot.</text:p>
      <text:p text:style-name="P50"/>
      <text:p text:style-name="P50">The soldiers were silent, and looked at Alice.</text:p>
      <text:p text:style-name="P50"/>
      <text:p text:style-name="P50">The Footman seemed to think that very few things indeed were really impossible.</text:p>
      <text:p text:style-name="P52"/>
      <text:p text:style-name="P34"><text:span text:style-name="T65">Using this algorithm</text:span><text:span text:style-name="T58">, we see that there are several sentences that seem quite natural:</text:span></text:p>
      <text:p text:style-name="P56"><text:span text:style-name="Source_20_Text"><text:span text:style-name="T82">The Footman seemed to think that very few things indeed were really impossible.</text:span></text:span></text:p>
      <text:p text:style-name="P57"/>
      <text:p text:style-name="P56"><text:span text:style-name="Source_20_Text"><text:span text:style-name="T82">The King turned pale, and shut his eyes.</text:span></text:span></text:p>
      <text:p text:style-name="P57"/>
      <text:p text:style-name="P40"><text:span text:style-name="Source_20_Text"><text:span text:style-name="T82">The Hatter was the first to break the silence.</text:span></text:span></text:p>
      <text:p text:style-name="P32"><text:span text:style-name="T84">In fact, if we repeat this process many times, we find that on average approximately a quarter of the generated sentences seem well-formed and reasonable, </text:span><text:span text:style-name="T74">which is a great improvement over the previous algorithm </text:span><text:span text:style-name="T84">where we only looked at the one previous word</text:span><text:span text:style-name="T74">.</text:span></text:p>
      <text:p text:style-name="P11">Conclusion</text:p>
      <text:p text:style-name="P11"/>
      <text:p text:style-name="P73"><text:span text:style-name="T66">Natural Language Generation is reaching the point where it is commercially viable. When generating text, the main purpose must </text:span><text:span text:style-name="T58">revolve around automatically generating sentences that actually communicate some kind of information. </text:span><text:span text:style-name="T66">However</text:span><text:span text:style-name="T58">, a reasonable first step is to generate sentences that, at least to some extent, resemble real English without worrying about the content of the sentence. </text:span><text:span text:style-name="T66">In pursuit of this objective, the present paper has outlined an algorithm that has met with some success. </text:span></text:p>
      <text:p text:style-name="P74"><text:soft-page-break/><text:span text:style-name="T12">There are </text:span><text:span text:style-name="T11">several ways to extend the </text:span><text:span text:style-name="T12">results of this paper. The most straight-forward would be to increase the size of the learning corpus. Instead of only using “Alice in Wonderland”, we could include other texts as well. Then </text:span><text:span text:style-name="T11">we could look at some of the most popular transitions that different authors use, </text:span><text:span text:style-name="T12">o</text:span><text:span text:style-name="T11">r </text:span><text:span text:style-name="T12">w</text:span><text:span text:style-name="T11">e can try to create sentences that reflect only one author, and see if we can find differences between various authors. </text:span></text:p>
      <text:p text:style-name="P75"><text:span text:style-name="T8">Another way to change the algorithm would be to adjust the weights that the algorithm uses to choose the next word. Weighting the one-word back more heavily creates sentences that are less natural but also more spontaneous, while weighting the three-word back more heavily can create quite natural sounding sentences at the expense of sometimes re-creating a sentence already found in the corpus.</text:span></text:p>
      <text:p text:style-name="P76"><text:span text:style-name="T101">This paper has outlined a first-step in creating a Natural Language Generator, however the </text:span>field is growing and changing rapidly <text:span text:style-name="T101">and</text:span><text:span text:style-name="T9"> there is still much work that can be done. </text:span><text:span text:style-name="T10">In fact, </text:span><text:span text:style-name="T9">many would argue that we are only at the beginning of exploring what is possible.</text:span></text:p>
      <text:p text:style-name="P3"/>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1"/>
      <text:p text:style-name="P71"/>
      <text:p text:style-name="P71"/>
      <text:p text:style-name="P71"/>
      <text:p text:style-name="P71"/>
      <text:p text:style-name="P71"/>
      <text:p text:style-name="P71"/>
      <text:p text:style-name="P11"/>
      <text:p text:style-name="P11"/>
      <text:p text:style-name="P11"><text:soft-page-break/>References</text:p>
      <text:p text:style-name="P3"/>
      <text:p text:style-name="P6"><text:span text:style-name="T85">[1] Turing, Alan. “</text:span><text:span text:style-name="T98">Computing Machinery and Intelligence.” </text:span><text:span text:style-name="T86">Mind LIX, October, 1950.</text:span></text:p>
      <text:p text:style-name="P5"/>
      <text:p text:style-name="P21"><text:span text:style-name="T21">[2] Weizenbaum, Joseph. “</text:span><text:span text:style-name="T94">ELIZA – A Computer Program For the Study of Natural Language Communication Between Man And Machine.” </text:span><text:span text:style-name="T90">Communications of the ACM</text:span><text:span text:style-name="T96">,</text:span><text:span text:style-name="T95"> </text:span><text:span text:style-name="T90">January, 1966.</text:span></text:p>
      <text:p text:style-name="P64"/>
      <text:p text:style-name="P19"><text:span text:style-name="T90">[3] Hammond, Michael. “</text:span><text:span text:style-name="T13">Mathematics of Language and Linguistics.”</text:span><text:span text:style-name="T90"> <text:s/></text:span><text:span text:style-name="T91">Arizona University</text:span><text:span text:style-name="T90">. April, 2006.</text:span></text:p>
      <text:p text:style-name="P65"/>
      <text:p text:style-name="P18"><text:span text:style-name="T90">[</text:span><text:span text:style-name="T89">4] </text:span><text:span text:style-name="T93">Levy, Steven. “</text:span><text:span text:style-name="T97">Can an Algorithm Write a Better News Story Than a Human Reporter?” </text:span><text:span text:style-name="T93">Wired Magazine. April, 201</text:span><text:span text:style-name="T97">2.</text:span></text:p>
      <text:p text:style-name="P67"/>
      <text:p text:style-name="P22"><text:span text:style-name="T87">[5] </text:span><text:span text:style-name="T88">Pinsker, Joe. “</text:span><text:span text:style-name="T13">Algorithm-Generated Articles Don't Foretell the End of Journalism.”</text:span><text:span text:style-name="T15"> <text:s/></text:span><text:span text:style-name="T17">The Atlantic Magazine. June, 2014.</text:span></text:p>
      <text:p text:style-name="P66"/>
      <text:p text:style-name="P19"><text:span text:style-name="T90">[</text:span><text:span text:style-name="T92">6</text:span><text:span text:style-name="T90">] Oremus, Will. “</text:span><text:span text:style-name="T23">The First News Report on the L.A. Earthquake Was Written by a Robot.</text:span><text:span text:style-name="T24">” </text:span><text:span text:style-name="T25">Slate Magazine. March, 2014.</text:span></text:p>
      <text:p text:style-name="P68"/>
      <text:p text:style-name="P22"><text:span text:style-name="T28">[</text:span><text:span text:style-name="T29">7</text:span><text:span text:style-name="T28">] </text:span><text:span text:style-name="T32">P</text:span><text:span text:style-name="T33">odolny</text:span><text:span text:style-name="T32">, </text:span><text:span text:style-name="T33">Shelly. “</text:span><text:bookmark text:name="story-heading"/><text:span text:style-name="T14">If an Algorithm Wrote This, How Would You Even Know?” </text:span><text:span text:style-name="T16">New York Times. March, 2015.</text:span></text:p>
      <text:p text:style-name="P69"/>
      <text:p text:style-name="P20"><text:span text:style-name="T27">[8] Hill, David. “</text:span><text:span text:style-name="T31">Patented Book Writing System Creates, Sells Hundreds Of Thousands Of Books On Amazon.” </text:span><text:span text:style-name="T30">Singularity University. December, 2012.</text:span></text:p>
      <text:p text:style-name="P70"/>
      <text:p text:style-name="P23"><text:span text:style-name="T26">[9] </text:span><text:span text:style-name="T20">Sample, Ian. <text:s/></text:span><text:span text:style-name="T22">“How Computer-Generated Fake Papers are Flooding Academia.” </text:span><text:span text:style-name="T18">The Guardian. </text:span><text:span text:style-name="T19">Februar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uardian Egyptian Web" svg:font-family="'Guardian Egyptian Web', 'Guardian Text Egyptian Web', Georgia, serif"/>
    <style:font-face style:name="inherit" svg:font-family="inherit"/>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08:49:13.113087651</meta:creation-date>
    <dc:date>2015-05-25T16:56:50.089977744</dc:date>
    <meta:editing-duration>PT7H43M52S</meta:editing-duration>
    <meta:editing-cycles>63</meta:editing-cycles>
    <meta:generator>LibreOffice/4.2.7.2$Linux_x86 LibreOffice_project/420m0$Build-2</meta:generator>
    <meta:document-statistic meta:table-count="1" meta:image-count="0" meta:object-count="0" meta:page-count="9" meta:paragraph-count="217" meta:word-count="2572" meta:character-count="16417" meta:non-whitespace-character-count="13289"/>
  </office:meta>
</office:document-meta>
</file>